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normal" officeooo:rsid="000afb1c" officeooo:paragraph-rsid="000afb1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4" style:family="paragraph" style:parent-style-name="Standard">
      <style:text-properties fo:color="#000000" loext:opacity="100%" style:font-name="Times New Roman" fo:language="uk" fo:country="UA" officeooo:paragraph-rsid="000afb1c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afb1c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afb1c"/>
    </style:style>
    <style:style style:name="P7" style:family="paragraph" style:parent-style-name="Standard">
      <style:paragraph-properties fo:text-align="end" style:justify-single-word="false"/>
      <style:text-properties fo:color="#000000" loext:opacity="100%" officeooo:paragraph-rsid="000afb1c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afb1c" style:font-name-complex="Times New Roman1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normal" officeooo:rsid="000afb1c" officeooo:paragraph-rsid="000afb1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0afb1c" officeooo:paragraph-rsid="000afb1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6pt" fo:language="uk" fo:country="UA" fo:font-style="normal" fo:font-weight="normal" officeooo:rsid="000afb1c" officeooo:paragraph-rsid="000afb1c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afb1c" style:font-name-complex="Times New Roman1"/>
    </style:style>
    <style:style style:name="T4" style:family="text">
      <style:text-properties fo:font-variant="normal" fo:text-transform="none" fo:letter-spacing="normal" fo:language="uk" fo:country="UA" fo:font-style="normal" fo:font-weight="normal" officeooo:rsid="000afb1c" style:font-name-complex="Times New Roman1"/>
    </style:style>
    <style:style style:name="T5" style:family="text">
      <style:text-properties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7fcdc" style:font-name-complex="Times New Roman1"/>
    </style:style>
    <style:style style:name="T8" style:family="text">
      <style:text-properties officeooo:rsid="000afb1c"/>
    </style:style>
    <style:style style:name="T9" style:family="text">
      <style:text-properties fo:color="#f78c6c" loext:opacity="100%" style:font-name="JetBrains Mono" fo:font-size="9pt" fo:font-style="italic" style:font-size-asian="9pt" style:font-style-asian="italic"/>
    </style:style>
    <style:style style:name="T10" style:family="text">
      <style:text-properties fo:color="#f78c6c" loext:opacity="100%" style:font-name="JetBrains Mono" fo:font-size="9pt" style:font-size-asian="9pt"/>
    </style:style>
    <style:style style:name="T11" style:family="text">
      <style:text-properties fo:color="#ffcb6b" loext:opacity="100%" style:font-name="JetBrains Mono" fo:font-size="9pt" style:font-size-asian="9pt"/>
    </style:style>
    <style:style style:name="T12" style:family="text">
      <style:text-properties fo:color="#89ddff" loext:opacity="100%" style:font-name="JetBrains Mono" fo:font-size="9pt" style:font-size-asian="9pt"/>
    </style:style>
    <style:style style:name="T13" style:family="text">
      <style:text-properties fo:color="#c792ea" loext:opacity="100%" style:font-name="JetBrains Mono" fo:font-size="9pt" fo:font-style="italic" style:font-size-asian="9pt" style:font-style-asian="italic"/>
    </style:style>
    <style:style style:name="T14" style:family="text">
      <style:text-properties fo:color="#eeffff" loext:opacity="100%" style:font-name="JetBrains Mono" fo:font-size="9pt" fo:font-style="italic" style:font-size-asian="9pt" style:font-style-asian="italic"/>
    </style:style>
    <style:style style:name="T15" style:family="text">
      <style:text-properties fo:color="#eeffff" loext:opacity="100%" style:font-name="JetBrains Mono" fo:font-size="9pt" style:font-size-asian="9pt"/>
    </style:style>
    <style:style style:name="T16" style:family="text">
      <style:text-properties fo:color="#82aaff" loext:opacity="100%" style:font-name="JetBrains Mono" fo:font-size="9pt" fo:font-style="italic" style:font-size-asian="9pt" style:font-style-asian="italic"/>
    </style:style>
    <style:style style:name="T17" style:family="text">
      <style:text-properties fo:color="#82aaff" loext:opacity="100%" style:font-name="JetBrains Mono" fo:font-size="9pt" style:font-size-asian="9pt"/>
    </style:style>
    <style:style style:name="T18" style:family="text">
      <style:text-properties fo:color="#eeffe3" loext:opacity="100%" style:font-name="JetBrains Mono" fo:font-size="9pt" style:font-size-asian="9pt"/>
    </style:style>
    <style:style style:name="T19" style:family="text">
      <style:text-properties fo:color="#c3e88d" loext:opacity="100%" style:font-name="JetBrains Mono" fo:font-size="9pt" style:font-size-asian="9pt"/>
    </style:style>
    <style:style style:name="T20" style:family="text">
      <style:text-properties fo:color="#c3e88d" loext:opacity="100%" style:font-name="JetBrains Mono" fo:font-size="9pt" fo:font-style="italic" style:font-size-asian="9pt" style:font-style-asian="italic"/>
    </style:style>
    <style:style style:name="T21" style:family="text">
      <style:text-properties fo:color="#ff5370" loext:opacity="100%" style:font-name="JetBrains Mono" fo:font-size="9pt" fo:font-style="italic" style:font-size-asian="9pt" style:font-style-asian="italic"/>
    </style:style>
    <style:style style:name="T22" style:family="text">
      <style:text-properties style:font-name="JetBrains Mono" fo:font-size="9pt" fo:font-style="italic" style:font-size-asian="9pt" style:font-style-asian="italic"/>
    </style:style>
    <style:style style:name="T23" style:family="text">
      <style:text-properties style:font-name="JetBrains Mono" fo:font-size="9pt" fo:font-style="italic" style:font-size-asian="9pt" style:font-style-asian="italic"/>
    </style:style>
    <style:style style:name="T24" style:family="text">
      <style:text-properties style:font-name="JetBrains Mono" fo:font-size="9pt" fo:font-style="italic" style:font-size-asian="9pt" style:font-style-asian="italic"/>
    </style:style>
    <style:style style:name="T25" style:family="text">
      <style:text-properties style:font-name="JetBrains Mono" fo:font-size="9pt" fo:font-style="italic" style:font-size-asian="9pt" style:font-style-asian="italic"/>
    </style:style>
    <style:style style:name="T26" style:family="text">
      <style:text-properties style:font-name="JetBrains Mono" fo:font-size="9pt" fo:font-style="italic" style:font-size-asian="9pt" style:font-style-asian="italic"/>
    </style:style>
    <style:style style:name="T27" style:family="text">
      <style:text-properties style:font-name="JetBrains Mono" fo:font-size="9pt" fo:font-style="italic" style:font-size-asian="9pt" style:font-style-asian="italic"/>
    </style:style>
    <style:style style:name="T28" style:family="text">
      <style:text-properties style:font-name="JetBrains Mono" fo:font-size="9pt" style:font-size-asian="9pt"/>
    </style:style>
    <style:style style:name="T29" style:family="text">
      <style:text-properties style:font-name="JetBrains Mono" fo:font-size="9pt" style:font-size-asian="9pt"/>
    </style:style>
    <style:style style:name="T30" style:family="text">
      <style:text-properties style:font-name="JetBrains Mono" fo:font-size="9pt" style:font-size-asian="9pt"/>
    </style:style>
    <style:style style:name="T31" style:family="text">
      <style:text-properties style:font-name="JetBrains Mono" fo:font-size="9pt" style:font-size-asian="9pt"/>
    </style:style>
    <style:style style:name="T32" style:family="text">
      <style:text-properties style:font-name="JetBrains Mono" fo:font-size="9pt" style:font-size-asian="9pt"/>
    </style:style>
    <style:style style:name="T33" style:family="text">
      <style:text-properties style:font-name="JetBrains Mono" fo:font-size="9pt" style:font-size-asian="9pt"/>
    </style:style>
    <style:style style:name="T34" style:family="text">
      <style:text-properties style:font-name="JetBrains Mono" fo:font-size="9pt" style:font-size-asian="9pt"/>
    </style:style>
    <style:style style:name="T35" style:family="text">
      <style:text-properties style:font-name="JetBrains Mono" fo:font-style="italic" style:font-style-asian="italic"/>
    </style:style>
    <style:style style:name="T36" style:family="text">
      <style:text-properties style:font-name="JetBrains Mono" fo:font-style="italic" style:font-style-asian="italic"/>
    </style:style>
    <style:style style:name="T37" style:family="text">
      <style:text-properties style:font-name="JetBrains Mono" fo:font-style="italic" style:font-style-asian="italic"/>
    </style:style>
    <style:style style:name="T38" style:family="text">
      <style:text-properties style:font-name="JetBrains Mono" fo:font-style="italic" style:font-style-asian="italic"/>
    </style:style>
    <style:style style:name="T39" style:family="text">
      <style:text-properties style:font-name="JetBrains Mono" fo:font-style="italic" style:font-style-asian="italic"/>
    </style:style>
    <style:style style:name="T40" style:family="text">
      <style:text-properties style:font-name="JetBrains Mono" fo:font-style="italic" style:font-style-asian="italic"/>
    </style:style>
    <style:style style:name="T41" style:family="text">
      <style:text-properties style:font-name="JetBrains Mono"/>
    </style:style>
    <style:style style:name="T42" style:family="text">
      <style:text-properties style:font-name="JetBrains Mono"/>
    </style:style>
    <style:style style:name="T43" style:family="text">
      <style:text-properties style:font-name="JetBrains Mono"/>
    </style:style>
    <style:style style:name="T44" style:family="text">
      <style:text-properties style:font-name="JetBrains Mono"/>
    </style:style>
    <style:style style:name="T45" style:family="text">
      <style:text-properties style:font-name="JetBrains Mono"/>
    </style:style>
    <style:style style:name="T46" style:family="text">
      <style:text-properties style:font-name="JetBrains Mono"/>
    </style:style>
    <style:style style:name="T47" style:family="text">
      <style:text-properties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4"/>
      <text:p text:style-name="P2"/>
      <text:p text:style-name="P2">Звіт </text:p>
      <text:p text:style-name="P5"><text:span text:style-name="T1">До виконаної лабораторної роботи №</text:span><text:span text:style-name="T3">1</text:span></text:p>
      <text:p text:style-name="P5"><text:span text:style-name="T1"><text:s/>З дисципліни «</text:span><text:span text:style-name="T4">Дискретна Математика ч.2</text:span><text:span text:style-name="T1">»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5">Виконав: </text:span><text:span text:style-name="T2">Мальцев Кирило</text:span><text:span text:style-name="T5"> </text:span></text:p>
      <text:p text:style-name="P7"><text:span text:style-name="T6">Прийня</text:span><text:span text:style-name="T7">в</text:span><text:span text:style-name="T6">: </text:span><text:span text:style-name="T7">Лагун</text:span><text:span text:style-name="T6"> </text:span><text:span text:style-name="T7">А</text:span><text:span text:style-name="T6">.</text:span><text:span text:style-name="T7">Е</text:span><text:span text:style-name="T6">.</text:span></text:p>
      <text:p text:style-name="P2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Львів 202<text:span text:style-name="T8">1</text:span></text:p>
      <text:p text:style-name="P10"><text:soft-page-break/>Шифр Шеннона-Фано</text:p>
      <text:p text:style-name="P11"><text:span text:style-name="T35">import </text:span><text:span text:style-name="T41">java.util.</text:span><text:span text:style-name="T41">*;</text:span><text:line-break/><text:line-break/><text:span text:style-name="T35">public </text:span><text:span text:style-name="T35">class </text:span><text:span text:style-name="T41">ShannonFano </text:span><text:span text:style-name="T41">{</text:span><text:line-break/><text:line-break/><text:span text:style-name="T41"> <text:s text:c="3"/></text:span><text:span text:style-name="T35">private </text:span><text:span text:style-name="T41">Tree </text:span><text:span text:style-name="T41">tree</text:span><text:span text:style-name="T41">;</text:span><text:line-break/><text:span text:style-name="T41"> <text:s text:c="3"/></text:span><text:span text:style-name="T35">private </text:span><text:span text:style-name="T41">LetterTable </text:span><text:span text:style-name="T41">lt</text:span><text:span text:style-name="T41">;</text:span><text:line-break/><text:line-break/><text:span text:style-name="T41"> <text:s text:c="3"/></text:span><text:span text:style-name="T35">private </text:span><text:span text:style-name="T35">char</text:span><text:span text:style-name="T41">[] </text:span><text:span text:style-name="T41">binaryLetters</text:span><text:span text:style-name="T41">;</text:span><text:line-break/><text:span text:style-name="T41"> <text:s text:c="3"/></text:span><text:span text:style-name="T35">private </text:span><text:span text:style-name="T41">String</text:span><text:span text:style-name="T41">[] </text:span><text:span text:style-name="T41">binaryValues</text:span><text:span text:style-name="T41">;</text:span><text:line-break/><text:line-break/><text:span text:style-name="T41"> <text:s text:c="3"/></text:span><text:span text:style-name="T35">private </text:span><text:span text:style-name="T41">ArrayList</text:span><text:span text:style-name="T41">&lt;</text:span><text:span text:style-name="T41">MyNode</text:span><text:span text:style-name="T41">&gt; </text:span><text:span text:style-name="T41">finalNodes </text:span><text:span text:style-name="T41">= </text:span><text:span text:style-name="T35">new </text:span><text:span text:style-name="T41">ArrayList</text:span><text:span text:style-name="T41">&lt;&gt;();</text:span><text:line-break/><text:line-break/><text:span text:style-name="T41"> <text:s text:c="3"/></text:span><text:span text:style-name="T35">public </text:span><text:span text:style-name="T41">String </text:span><text:span text:style-name="T41">code</text:span><text:span text:style-name="T41">(</text:span><text:span text:style-name="T41">String </text:span><text:span text:style-name="T41">str</text:span><text:span text:style-name="T41">) {</text:span><text:line-break/><text:line-break/><text:span text:style-name="T41"> <text:s text:c="7"/></text:span><text:span text:style-name="T41">StringBuilder </text:span><text:span text:style-name="T41">result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7"/></text:span><text:span text:style-name="T41">lt </text:span><text:span text:style-name="T41">= </text:span><text:span text:style-name="T35">new </text:span><text:span text:style-name="T41">LetterTable</text:span><text:span text:style-name="T41">(</text:span><text:span text:style-name="T41">str</text:span><text:span text:style-name="T41">);</text:span><text:line-break/><text:span text:style-name="T41"> <text:s text:c="7"/></text:span><text:span text:style-name="T41">binaryLetters </text:span><text:span text:style-name="T41">= </text:span><text:span text:style-name="T35">new char</text:span><text:span text:style-name="T41">[</text:span><text:span text:style-name="T41">lt</text:span><text:span text:style-name="T41">.</text:span><text:span text:style-name="T41">getLetters</text:span><text:span text:style-name="T41">().</text:span><text:span text:style-name="T41">length</text:span><text:span text:style-name="T41">];</text:span><text:line-break/><text:span text:style-name="T41"> <text:s text:c="7"/></text:span><text:span text:style-name="T41">binaryValues </text:span><text:span text:style-name="T41">= </text:span><text:span text:style-name="T35">new </text:span><text:span text:style-name="T41">String</text:span><text:span text:style-name="T41">[</text:span><text:span text:style-name="T41">lt</text:span><text:span text:style-name="T41">.</text:span><text:span text:style-name="T41">getLetters</text:span><text:span text:style-name="T41">().</text:span><text:span text:style-name="T41">length</text:span><text:span text:style-name="T41">];</text:span><text:line-break/><text:span text:style-name="T41"> <text:s text:c="7"/></text:span><text:span text:style-name="T35">int</text:span><text:span text:style-name="T41">[] </text:span><text:span text:style-name="T41">values </text:span><text:span text:style-name="T41">= </text:span><text:span text:style-name="T41">lt</text:span><text:span text:style-name="T41">.</text:span><text:span text:style-name="T41">getValues</text:span><text:span text:style-name="T41">();</text:span><text:line-break/><text:span text:style-name="T41"> <text:s text:c="7"/></text:span><text:span text:style-name="T35">int </text:span><text:span text:style-name="T41">arraySum </text:span><text:span text:style-name="T41">= </text:span><text:span text:style-name="T41">Arrays</text:span><text:span text:style-name="T41">.</text:span><text:span text:style-name="T35">stream</text:span><text:span text:style-name="T41">(</text:span><text:span text:style-name="T41">values</text:span><text:span text:style-name="T41">).</text:span><text:span text:style-name="T41">sum</text:span><text:span text:style-name="T41">();</text:span><text:line-break/><text:span text:style-name="T41"> <text:s text:c="7"/></text:span><text:span text:style-name="T41">tree </text:span><text:span text:style-name="T41">= </text:span><text:span text:style-name="T35">new </text:span><text:span text:style-name="T41">Tree</text:span><text:span text:style-name="T41">();</text:span><text:line-break/><text:span text:style-name="T41"> <text:s text:c="7"/></text:span><text:span text:style-name="T41">tree</text:span><text:span text:style-name="T41">.</text:span><text:span text:style-name="T41">insert</text:span><text:span text:style-name="T41">(</text:span><text:span text:style-name="T41">arraySum</text:span><text:span text:style-name="T41">, </text:span><text:span text:style-name="T41">'.'</text:span><text:span text:style-name="T41">);</text:span><text:line-break/><text:span text:style-name="T41"> <text:s text:c="7"/></text:span><text:span text:style-name="T41">makeTree</text:span><text:span text:style-name="T41">(</text:span><text:span text:style-name="T41">values</text:span><text:span text:style-name="T41">, </text:span><text:span text:style-name="T41">0</text:span><text:span text:style-name="T41">, </text:span><text:span text:style-name="T41">values</text:span><text:span text:style-name="T41">.</text:span><text:span text:style-name="T41">length</text:span><text:span text:style-name="T41">, </text:span><text:span text:style-name="T41">tree</text:span><text:span text:style-name="T41">.</text:span><text:span text:style-name="T41">root</text:span><text:span text:style-name="T41">);</text:span><text:line-break/><text:span text:style-name="T41"> <text:s text:c="7"/></text:span><text:span text:style-name="T41">BTreePrinter</text:span><text:span text:style-name="T41">.</text:span><text:span text:style-name="T35">printNode</text:span><text:span text:style-name="T41">(</text:span><text:span text:style-name="T41">tree</text:span><text:span text:style-name="T41">.</text:span><text:span text:style-name="T41">root</text:span><text:span text:style-name="T41">);</text:span><text:line-break/><text:span text:style-name="T41"> <text:s text:c="7"/></text:span><text:span text:style-name="T35">int </text:span><text:span text:style-name="T41">index </text:span><text:span text:style-name="T41">= </text:span><text:span text:style-name="T41">0</text:span><text:span text:style-name="T41">;</text:span><text:line-break/><text:span text:style-name="T41"> <text:s text:c="7"/></text:span><text:span text:style-name="T35">for </text:span><text:span text:style-name="T41">(</text:span><text:span text:style-name="T41">MyNode </text:span><text:span text:style-name="T41">node</text:span><text:span text:style-name="T41">: </text:span><text:span text:style-name="T41">finalNodes</text:span><text:span text:style-name="T41">) {</text:span><text:line-break/><text:span text:style-name="T41"> <text:s text:c="11"/></text:span><text:span text:style-name="T41">MyNode </text:span><text:span text:style-name="T41">currentNode </text:span><text:span text:style-name="T41">= </text:span><text:span text:style-name="T41">node</text:span><text:span text:style-name="T41">;</text:span><text:line-break/><text:span text:style-name="T41"> <text:s text:c="11"/></text:span><text:span text:style-name="T41">StringBuilder </text:span><text:span text:style-name="T41">code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11"/></text:span><text:span text:style-name="T35">while</text:span><text:span text:style-name="T41">(</text:span><text:span text:style-name="T41">currentNode</text:span><text:span text:style-name="T41">.</text:span><text:span text:style-name="T41">parent </text:span><text:span text:style-name="T41">!= </text:span><text:span text:style-name="T35">null</text:span><text:span text:style-name="T41">) {</text:span><text:line-break/><text:line-break/><text:span text:style-name="T41"> <text:s text:c="15"/></text:span><text:span text:style-name="T41">MyNode </text:span><text:span text:style-name="T41">parentNode </text:span><text:span text:style-name="T41">= </text:span><text:span text:style-name="T41">currentNode</text:span><text:span text:style-name="T41">.</text:span><text:span text:style-name="T41">parent</text:span><text:span text:style-name="T41">;</text:span><text:line-break/><text:span text:style-name="T41"> <text:s text:c="15"/></text:span><text:span text:style-name="T35">if </text:span><text:span text:style-name="T41">(</text:span><text:span text:style-name="T41">parentNode</text:span><text:span text:style-name="T41">.</text:span><text:span text:style-name="T41">leftChild </text:span><text:span text:style-name="T41">== </text:span><text:span text:style-name="T41">currentNode</text:span><text:span text:style-name="T41">) {</text:span><text:line-break/><text:span text:style-name="T41"> <text:s text:c="19"/></text:span><text:span text:style-name="T41">code</text:span><text:span text:style-name="T41">.</text:span><text:span text:style-name="T41">append</text:span><text:span text:style-name="T41">(</text:span><text:span text:style-name="T41">"0"</text:span><text:span text:style-name="T41">);</text:span><text:line-break/><text:span text:style-name="T41"> <text:s text:c="15"/>} </text:span><text:span text:style-name="T35">else </text:span><text:span text:style-name="T41">{</text:span><text:line-break/><text:span text:style-name="T41"> <text:s text:c="19"/></text:span><text:span text:style-name="T41">code</text:span><text:span text:style-name="T41">.</text:span><text:span text:style-name="T41">append</text:span><text:span text:style-name="T41">(</text:span><text:span text:style-name="T41">"1"</text:span><text:span text:style-name="T41">);</text:span><text:line-break/><text:span text:style-name="T41"> <text:s text:c="15"/>}</text:span><text:line-break/><text:line-break/><text:span text:style-name="T41"> <text:s text:c="15"/></text:span><text:span text:style-name="T41">currentNode </text:span><text:span text:style-name="T41">= </text:span><text:span text:style-name="T41">parentNode</text:span><text:span text:style-name="T41">;</text:span><text:line-break/><text:line-break/><text:span text:style-name="T41"> <text:s text:c="11"/>}</text:span><text:line-break/><text:span text:style-name="T41"> <text:s text:c="11"/></text:span><text:span text:style-name="T41">binaryLetters</text:span><text:span text:style-name="T41">[</text:span><text:span text:style-name="T41">index</text:span><text:span text:style-name="T41">] = </text:span><text:span text:style-name="T41">finalNodes</text:span><text:span text:style-name="T41">.</text:span><text:span text:style-name="T41">get</text:span><text:span text:style-name="T41">(</text:span><text:span text:style-name="T41">index</text:span><text:span text:style-name="T41">).</text:span><text:span text:style-name="T41">data</text:span><text:span text:style-name="T41">;</text:span><text:line-break/><text:span text:style-name="T41"> <text:s text:c="11"/></text:span><text:span text:style-name="T41">binaryValues</text:span><text:span text:style-name="T41">[</text:span><text:span text:style-name="T41">index</text:span><text:span text:style-name="T41">] = </text:span><text:span text:style-name="T41">code</text:span><text:span text:style-name="T41">.</text:span><text:span text:style-name="T41">reverse</text:span><text:span text:style-name="T41">().</text:span><text:span text:style-name="T41">toString</text:span><text:span text:style-name="T41">();</text:span><text:line-break/><text:span text:style-name="T41"> <text:s text:c="11"/></text:span><text:span text:style-name="T41">index</text:span><text:span text:style-name="T41">++;</text:span><text:line-break/><text:span text:style-name="T41"> <text:s text:c="7"/>}</text:span><text:line-break/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binaryLetters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binaryLetters</text:span><text:span text:style-name="T41">[</text:span><text:span text:style-name="T41">i</text:span><text:span text:style-name="T41">] + </text:span><text:span text:style-name="T41">" | " </text:span><text:span text:style-name="T41">+ </text:span><text:span text:style-name="T41">binaryValues</text:span><text:span text:style-name="T41">[</text:span><text:span text:style-name="T41">i</text:span><text:span text:style-name="T41">]);</text:span><text:line-break/><text:span text:style-name="T41"> <text:s text:c="7"/>}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str</text:span><text:span text:style-name="T41">.</text:span><text:span text:style-name="T41">length</text:span><text:span text:style-name="T41">(); </text:span><text:span text:style-name="T41">i</text:span><text:span text:style-name="T41">++) {</text:span><text:line-break/><text:span text:style-name="T41"> <text:s text:c="11"/></text:span><text:span text:style-name="T35">for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; </text:span><text:span text:style-name="T41">j </text:span><text:span text:style-name="T41">&lt; </text:span><text:span text:style-name="T41">binaryLetters</text:span><text:span text:style-name="T41">.</text:span><text:span text:style-name="T41">length</text:span><text:span text:style-name="T41">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str</text:span><text:span text:style-name="T41">.</text:span><text:span text:style-name="T41">charAt</text:span><text:span text:style-name="T41">(</text:span><text:span text:style-name="T41">i</text:span><text:span text:style-name="T41">) == </text:span><text:span text:style-name="T41">binaryLetters</text:span><text:span text:style-name="T41">[</text:span><text:span text:style-name="T41">j</text:span><text:span text:style-name="T41">]) </text:span><text:span text:style-name="T41">result</text:span><text:span text:style-name="T41">.</text:span><text:span text:style-name="T41">append</text:span><text:span text:style-name="T41">(</text:span><text:span text:style-name="T41">binaryValues</text:span><text:span text:style-name="T41">[</text:span><text:span text:style-name="T41">j</text:span><text:span text:style-name="T41">]);</text:span><text:line-break/><text:span text:style-name="T41"> <text:s text:c="11"/>}</text:span><text:line-break/><text:span text:style-name="T41"> <text:s text:c="7"/>}</text:span><text:line-break/><text:span text:style-name="T41"> <text:s text:c="7"/></text:span><text:span text:style-name="T35">return </text:span><text:span text:style-name="T41">result</text:span><text:span text:style-name="T41">.</text:span><text:span text:style-name="T41">toString</text:span><text:span text:style-name="T41">()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41">String </text:span><text:span text:style-name="T41">decode</text:span><text:span text:style-name="T41">(</text:span><text:span text:style-name="T41">String </text:span><text:span text:style-name="T41">binaryStr</text:span><text:span text:style-name="T41">) {</text:span><text:line-break/><text:line-break/><text:span text:style-name="T41"> <text:s text:c="7"/></text:span><text:span text:style-name="T41">StringBuilder </text:span><text:span text:style-name="T41">result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7"/></text:span><text:span text:style-name="T41">StringBuilder </text:span><text:span text:style-name="T41">buffer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binaryStr</text:span><text:span text:style-name="T41">.</text:span><text:span text:style-name="T41">length</text:span><text:span text:style-name="T41">(); </text:span><text:span text:style-name="T41">i</text:span><text:span text:style-name="T41">++) {</text:span><text:line-break/><text:span text:style-name="T41"> <text:s text:c="11"/></text:span><text:span text:style-name="T41">buffer</text:span><text:span text:style-name="T41">.</text:span><text:span text:style-name="T41">append</text:span><text:span text:style-name="T41">(</text:span><text:span text:style-name="T41">binaryStr</text:span><text:span text:style-name="T41">.</text:span><text:span text:style-name="T41">charAt</text:span><text:span text:style-name="T41">(</text:span><text:span text:style-name="T41">i</text:span><text:span text:style-name="T41">));</text:span><text:line-break/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; </text:span><text:span text:style-name="T41">j </text:span><text:span text:style-name="T41">&lt; </text:span><text:span text:style-name="T41">binaryValues</text:span><text:span text:style-name="T41">.</text:span><text:span text:style-name="T41">length</text:span><text:span text:style-name="T41">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binaryValues</text:span><text:span text:style-name="T41">[</text:span><text:span text:style-name="T41">j</text:span><text:span text:style-name="T41">].</text:span><text:span text:style-name="T41">equals</text:span><text:span text:style-name="T41">(</text:span><text:span text:style-name="T41">buffer</text:span><text:span text:style-name="T41">.</text:span><text:span text:style-name="T41">toString</text:span><text:span text:style-name="T41">())) {</text:span><text:line-break/><text:span text:style-name="T41"> <text:s text:c="19"/></text:span><text:span text:style-name="T41">result</text:span><text:span text:style-name="T41">.</text:span><text:span text:style-name="T41">append</text:span><text:span text:style-name="T41">(</text:span><text:span text:style-name="T41">binaryLetters</text:span><text:span text:style-name="T41">[</text:span><text:span text:style-name="T41">j</text:span><text:span text:style-name="T41">]);</text:span><text:line-break/><text:span text:style-name="T41"> <text:s text:c="19"/></text:span><text:span text:style-name="T41">buffer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15"/>}</text:span><text:line-break/><text:span text:style-name="T41"> <text:s text:c="11"/>}</text:span><text:line-break/><text:line-break/><text:span text:style-name="T41"> <text:s text:c="7"/>}</text:span><text:line-break/><text:line-break/><text:span text:style-name="T41"> <text:s text:c="7"/></text:span><text:span text:style-name="T35">return </text:span><text:span text:style-name="T41">result</text:span><text:span text:style-name="T41">.</text:span><text:span text:style-name="T41">toString</text:span><text:span text:style-name="T41">();</text:span><text:line-break/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int </text:span><text:span text:style-name="T41">sum</text:span><text:span text:style-name="T41">(</text:span><text:span text:style-name="T35">int</text:span><text:span text:style-name="T41">[] </text:span><text:span text:style-name="T41">array</text:span><text:span text:style-name="T41">, </text:span><text:span text:style-name="T35">int </text:span><text:span text:style-name="T41">start</text:span><text:span text:style-name="T41">, </text:span><text:span text:style-name="T35">int </text:span><text:span text:style-name="T41">end</text:span><text:span text:style-name="T41">) {</text:span><text:line-break/><text:span text:style-name="T41"> <text:s text:c="7"/></text:span><text:span text:style-name="T35">int </text:span><text:span text:style-name="T41">sum </text:span><text:span text:style-name="T41">= </text:span><text:span text:style-name="T41">0</text:span><text:span text:style-name="T41">;</text:span><text:line-break/><text:span text:style-name="T41"> <text:s text:c="7"/></text:span><text:span text:style-name="T35">for</text:span><text:span text:style-name="T41">(</text:span><text:span text:style-name="T35">int </text:span><text:span text:style-name="T41">i </text:span><text:span text:style-name="T41">= </text:span><text:span text:style-name="T41">start</text:span><text:span text:style-name="T41">; </text:span><text:span text:style-name="T41">i </text:span><text:span text:style-name="T41">&lt; </text:span><text:span text:style-name="T41">end</text:span><text:span text:style-name="T41">; </text:span><text:span text:style-name="T41">i</text:span><text:span text:style-name="T41">++) {</text:span><text:line-break/><text:span text:style-name="T41"> <text:s text:c="11"/></text:span><text:span text:style-name="T41">sum</text:span><text:span text:style-name="T41">+=</text:span><text:span text:style-name="T41">array</text:span><text:span text:style-name="T41">[</text:span><text:span text:style-name="T41">i</text:span><text:span text:style-name="T41">];</text:span><text:line-break/><text:span text:style-name="T41"> <text:s text:c="7"/>}</text:span><text:line-break/><text:span text:style-name="T41"> <text:s text:c="7"/></text:span><text:span text:style-name="T35">return </text:span><text:span text:style-name="T41">sum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void </text:span><text:span text:style-name="T41">makeTree</text:span><text:span text:style-name="T41">(</text:span><text:span text:style-name="T35">int</text:span><text:span text:style-name="T41">[] </text:span><text:span text:style-name="T41">values</text:span><text:span text:style-name="T41">, </text:span><text:span text:style-name="T35">int </text:span><text:span text:style-name="T41">start</text:span><text:span text:style-name="T41">, </text:span><text:span text:style-name="T35">int </text:span><text:span text:style-name="T41">end</text:span><text:span text:style-name="T41">, </text:span><text:span text:style-name="T41">MyNode </text:span><text:span text:style-name="T41">root</text:span><text:span text:style-name="T41">) {</text:span><text:line-break/><text:line-break/><text:span text:style-name="T41"> <text:s text:c="7"/></text:span><text:span text:style-name="T35">if</text:span><text:span text:style-name="T41">(</text:span><text:span text:style-name="T41">end</text:span><text:span text:style-name="T41">-</text:span><text:span text:style-name="T41">start </text:span><text:span text:style-name="T41">== </text:span><text:span text:style-name="T41">2</text:span><text:span text:style-name="T41">) {</text:span><text:line-break/><text:span text:style-name="T41"> <text:s text:c="11"/></text:span><text:span text:style-name="T41">MyNode </text:span><text:span text:style-name="T41">node1 </text:span><text:span text:style-name="T41">= </text:span><text:span text:style-name="T35">new </text:span><text:span text:style-name="T41">MyNode</text:span><text:span text:style-name="T41">(</text:span><text:span text:style-name="T41">values</text:span><text:span text:style-name="T41">[</text:span><text:span text:style-name="T41">start</text:span><text:span text:style-name="T41">], </text:span><text:span text:style-name="T41">lt</text:span><text:span text:style-name="T41">.</text:span><text:span text:style-name="T41">getLetters</text:span><text:span text:style-name="T41">()[</text:span><text:span text:style-name="T41">start</text:span><text:span text:style-name="T41">], </text:span><text:span text:style-name="T41">root</text:span><text:span text:style-name="T41">);</text:span><text:line-break/><text:span text:style-name="T41"> <text:s text:c="11"/></text:span><text:span text:style-name="T41">MyNode </text:span><text:span text:style-name="T41">node2 </text:span><text:span text:style-name="T41">= </text:span><text:span text:style-name="T35">new </text:span><text:span text:style-name="T41">MyNode</text:span><text:span text:style-name="T41">(</text:span><text:span text:style-name="T41">values</text:span><text:span text:style-name="T41">[++</text:span><text:span text:style-name="T41">start</text:span><text:span text:style-name="T41">], </text:span><text:span text:style-name="T41">lt</text:span><text:span text:style-name="T41">.</text:span><text:span text:style-name="T41">getLetters</text:span><text:span text:style-name="T41">()[</text:span><text:span text:style-name="T41">start</text:span><text:span text:style-name="T41">], </text:span><text:span text:style-name="T41">root</text:span><text:span text:style-name="T41">);</text:span><text:line-break/><text:span text:style-name="T41"> <text:s text:c="11"/></text:span><text:span text:style-name="T41">tree</text:span><text:span text:style-name="T41">.</text:span><text:span text:style-name="T41">insertInNode</text:span><text:span text:style-name="T41">(</text:span><text:span text:style-name="T41">root</text:span><text:span text:style-name="T41">, </text:span><text:span text:style-name="T41">node1</text:span><text:span text:style-name="T41">, </text:span><text:span text:style-name="T41">node2</text:span><text:span text:style-name="T41">);</text:span><text:line-break/><text:span text:style-name="T41"> <text:s text:c="11"/></text:span><text:span text:style-name="T41">finalNodes</text:span><text:span text:style-name="T41">.</text:span><text:span text:style-name="T41">add</text:span><text:span text:style-name="T41">(</text:span><text:span text:style-name="T41">node1</text:span><text:span text:style-name="T41">);</text:span><text:line-break/><text:span text:style-name="T41"> <text:s text:c="11"/></text:span><text:span text:style-name="T41">finalNodes</text:span><text:span text:style-name="T41">.</text:span><text:span text:style-name="T41">add</text:span><text:span text:style-name="T41">(</text:span><text:span text:style-name="T41">node2</text:span><text:span text:style-name="T41">);</text:span><text:line-break/><text:span text:style-name="T41"> <text:s text:c="11"/></text:span><text:span text:style-name="T35">return</text:span><text:span text:style-name="T41">;</text:span><text:line-break/><text:span text:style-name="T41"> <text:s text:c="7"/>} </text:span><text:span text:style-name="T35">else if </text:span><text:span text:style-name="T41">(</text:span><text:span text:style-name="T41">end</text:span><text:span text:style-name="T41">-</text:span><text:span text:style-name="T41">start </text:span><text:span text:style-name="T41">== </text:span><text:span text:style-name="T41">1</text:span><text:span text:style-name="T41">) {</text:span><text:line-break/><text:span text:style-name="T41"> <text:s text:c="11"/></text:span><text:span text:style-name="T41">MyNode </text:span><text:span text:style-name="T41">node </text:span><text:span text:style-name="T41">= </text:span><text:span text:style-name="T35">new </text:span><text:span text:style-name="T41">MyNode</text:span><text:span text:style-name="T41">(</text:span><text:span text:style-name="T41">values</text:span><text:span text:style-name="T41">[</text:span><text:span text:style-name="T41">start</text:span><text:span text:style-name="T41">], </text:span><text:span text:style-name="T41">lt</text:span><text:span text:style-name="T41">.</text:span><text:span text:style-name="T41">getLetters</text:span><text:span text:style-name="T41">()[</text:span><text:span text:style-name="T41">start</text:span><text:span text:style-name="T41">], </text:span><text:span text:style-name="T41">root</text:span><text:span text:style-name="T41">);</text:span><text:line-break/><text:span text:style-name="T41"> <text:s text:c="11"/></text:span><text:span text:style-name="T41">tree</text:span><text:span text:style-name="T41">.</text:span><text:span text:style-name="T41">insertInRoot</text:span><text:span text:style-name="T41">(</text:span><text:span text:style-name="T41">root</text:span><text:span text:style-name="T41">, </text:span><text:span text:style-name="T41">node</text:span><text:span text:style-name="T41">);</text:span><text:line-break/><text:span text:style-name="T41"> <text:s text:c="11"/></text:span><text:span text:style-name="T41">finalNodes</text:span><text:span text:style-name="T41">.</text:span><text:span text:style-name="T41">add</text:span><text:span text:style-name="T41">(</text:span><text:span text:style-name="T41">node</text:span><text:span text:style-name="T41">);</text:span><text:line-break/><text:soft-page-break/><text:span text:style-name="T41"> <text:s text:c="11"/></text:span><text:span text:style-name="T35">return</text:span><text:span text:style-name="T41">;</text:span><text:line-break/><text:span text:style-name="T41"> <text:s text:c="7"/>}</text:span><text:line-break/><text:line-break/><text:span text:style-name="T41"> <text:s text:c="7"/></text:span><text:span text:style-name="T35">int </text:span><text:span text:style-name="T41">len </text:span><text:span text:style-name="T41">= </text:span><text:span text:style-name="T41">0</text:span><text:span text:style-name="T41">;</text:span><text:line-break/><text:span text:style-name="T41"> <text:s text:c="7"/></text:span><text:span text:style-name="T35">int </text:span><text:span text:style-name="T41">i </text:span><text:span text:style-name="T41">= </text:span><text:span text:style-name="T41">start</text:span><text:span text:style-name="T41">;</text:span><text:line-break/><text:span text:style-name="T41"> <text:s text:c="7"/></text:span><text:span text:style-name="T35">int </text:span><text:span text:style-name="T41">globalSum </text:span><text:span text:style-name="T41">= </text:span><text:span text:style-name="T41">sum</text:span><text:span text:style-name="T41">(</text:span><text:span text:style-name="T41">values</text:span><text:span text:style-name="T41">, </text:span><text:span text:style-name="T41">start</text:span><text:span text:style-name="T41">, </text:span><text:span text:style-name="T41">end</text:span><text:span text:style-name="T41">);</text:span><text:line-break/><text:span text:style-name="T41"> <text:s text:c="7"/></text:span><text:span text:style-name="T35">int</text:span><text:span text:style-name="T41">[] </text:span><text:span text:style-name="T41">tempArray </text:span><text:span text:style-name="T41">= </text:span><text:span text:style-name="T35">new int</text:span><text:span text:style-name="T41">[++</text:span><text:span text:style-name="T41">len</text:span><text:span text:style-name="T41">];</text:span><text:line-break/><text:span text:style-name="T41"> <text:s text:c="7"/></text:span><text:span text:style-name="T35">int </text:span><text:span text:style-name="T41">lastElem </text:span><text:span text:style-name="T41">= </text:span><text:span text:style-name="T41">values</text:span><text:span text:style-name="T41">[</text:span><text:span text:style-name="T41">start</text:span><text:span text:style-name="T41">+</text:span><text:span text:style-name="T41">1</text:span><text:span text:style-name="T41">];</text:span><text:line-break/><text:span text:style-name="T41"> <text:s text:c="7"/></text:span><text:span text:style-name="T35">for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, </text:span><text:span text:style-name="T41">index </text:span><text:span text:style-name="T41">= </text:span><text:span text:style-name="T41">start</text:span><text:span text:style-name="T41">; </text:span><text:span text:style-name="T41">j </text:span><text:span text:style-name="T41">&lt; </text:span><text:span text:style-name="T41">tempArray</text:span><text:span text:style-name="T41">.</text:span><text:span text:style-name="T41">length</text:span><text:span text:style-name="T41">; </text:span><text:span text:style-name="T41">j</text:span><text:span text:style-name="T41">++) {</text:span><text:line-break/><text:span text:style-name="T41"> <text:s text:c="11"/></text:span><text:span text:style-name="T41">tempArray</text:span><text:span text:style-name="T41">[</text:span><text:span text:style-name="T41">j</text:span><text:span text:style-name="T41">] = </text:span><text:span text:style-name="T41">values</text:span><text:span text:style-name="T41">[</text:span><text:span text:style-name="T41">index</text:span><text:span text:style-name="T41">++];</text:span><text:line-break/><text:span text:style-name="T41"> <text:s text:c="7"/>}</text:span><text:line-break/><text:span text:style-name="T41"> <text:s text:c="7"/></text:span><text:span text:style-name="T35">int </text:span><text:span text:style-name="T41">sum </text:span><text:span text:style-name="T41">= </text:span><text:span text:style-name="T41">Arrays</text:span><text:span text:style-name="T41">.</text:span><text:span text:style-name="T35">stream</text:span><text:span text:style-name="T41">(</text:span><text:span text:style-name="T41">tempArray</text:span><text:span text:style-name="T41">).</text:span><text:span text:style-name="T41">sum</text:span><text:span text:style-name="T41">();</text:span><text:line-break/><text:span text:style-name="T41"> <text:s text:c="7"/></text:span><text:span text:style-name="T35">if </text:span><text:span text:style-name="T41">(</text:span><text:span text:style-name="T41">Math</text:span><text:span text:style-name="T41">.</text:span><text:span text:style-name="T35">abs</text:span><text:span text:style-name="T41">((</text:span><text:span text:style-name="T41">sum</text:span><text:span text:style-name="T41">) - (</text:span><text:span text:style-name="T41">globalSum </text:span><text:span text:style-name="T41">- </text:span><text:span text:style-name="T41">sum</text:span><text:span text:style-name="T41">)) &gt; </text:span><text:span text:style-name="T41">Math</text:span><text:span text:style-name="T41">.</text:span><text:span text:style-name="T35">abs</text:span><text:span text:style-name="T41">((</text:span><text:span text:style-name="T41">sum </text:span><text:span text:style-name="T41">+ </text:span><text:span text:style-name="T41">lastElem</text:span><text:span text:style-name="T41">) - (</text:span><text:span text:style-name="T41">globalSum </text:span><text:span text:style-name="T41">- </text:span><text:span text:style-name="T41">sum </text:span><text:span text:style-name="T41">- </text:span><text:span text:style-name="T41">lastElem</text:span><text:span text:style-name="T41">))) {</text:span><text:line-break/><text:span text:style-name="T41"> <text:s text:c="11"/></text:span><text:span text:style-name="T35">int</text:span><text:span text:style-name="T41">[] </text:span><text:span text:style-name="T41">biggerArray </text:span><text:span text:style-name="T41">= </text:span><text:span text:style-name="T35">new int</text:span><text:span text:style-name="T41">[</text:span><text:span text:style-name="T41">tempArray</text:span><text:span text:style-name="T41">.</text:span><text:span text:style-name="T41">length</text:span><text:span text:style-name="T41">+</text:span><text:span text:style-name="T41">1</text:span><text:span text:style-name="T41">];</text:span><text:line-break/><text:span text:style-name="T41"> <text:s text:c="11"/></text:span><text:span text:style-name="T41">System</text:span><text:span text:style-name="T41">.</text:span><text:span text:style-name="T35">arraycopy</text:span><text:span text:style-name="T41">(</text:span><text:span text:style-name="T41">tempArray</text:span><text:span text:style-name="T41">, </text:span><text:span text:style-name="T41">0</text:span><text:span text:style-name="T41">, </text:span><text:span text:style-name="T41">biggerArray</text:span><text:span text:style-name="T41">, </text:span><text:span text:style-name="T41">0</text:span><text:span text:style-name="T41">, </text:span><text:span text:style-name="T41">tempArray</text:span><text:span text:style-name="T41">.</text:span><text:span text:style-name="T41">length</text:span><text:span text:style-name="T41">);</text:span><text:line-break/><text:span text:style-name="T41"> <text:s text:c="11"/></text:span><text:span text:style-name="T41">biggerArray</text:span><text:span text:style-name="T41">[</text:span><text:span text:style-name="T41">biggerArray</text:span><text:span text:style-name="T41">.</text:span><text:span text:style-name="T41">length</text:span><text:span text:style-name="T41">-</text:span><text:span text:style-name="T41">1</text:span><text:span text:style-name="T41">] = </text:span><text:span text:style-name="T41">lastElem</text:span><text:span text:style-name="T41">;</text:span><text:line-break/><text:span text:style-name="T41"> <text:s text:c="11"/></text:span><text:span text:style-name="T41">MyNode </text:span><text:span text:style-name="T41">myNode1 </text:span><text:span text:style-name="T41">= </text:span><text:span text:style-name="T35">new </text:span><text:span text:style-name="T41">MyNode</text:span><text:span text:style-name="T41">(</text:span><text:span text:style-name="T41">Arrays</text:span><text:span text:style-name="T41">.</text:span><text:span text:style-name="T35">stream</text:span><text:span text:style-name="T41">(</text:span><text:span text:style-name="T41">biggerArray</text:span><text:span text:style-name="T41">).</text:span><text:span text:style-name="T41">sum</text:span><text:span text:style-name="T41">(), </text:span><text:span text:style-name="T41">'.'</text:span><text:span text:style-name="T41">, </text:span><text:span text:style-name="T41">root</text:span><text:span text:style-name="T41">);</text:span><text:line-break/><text:span text:style-name="T41"> <text:s text:c="11"/></text:span><text:span text:style-name="T41">MyNode </text:span><text:span text:style-name="T41">myNode2 </text:span><text:span text:style-name="T41">= </text:span><text:span text:style-name="T35">new </text:span><text:span text:style-name="T41">MyNode</text:span><text:span text:style-name="T41">(</text:span><text:span text:style-name="T41">globalSum </text:span><text:span text:style-name="T41">- </text:span><text:span text:style-name="T41">Arrays</text:span><text:span text:style-name="T41">.</text:span><text:span text:style-name="T35">stream</text:span><text:span text:style-name="T41">(</text:span><text:span text:style-name="T41">biggerArray</text:span><text:span text:style-name="T41">).</text:span><text:span text:style-name="T41">sum</text:span><text:span text:style-name="T41">(), </text:span><text:span text:style-name="T41">'.'</text:span><text:span text:style-name="T41">, </text:span><text:span text:style-name="T41">root</text:span><text:span text:style-name="T41">);</text:span><text:line-break/><text:span text:style-name="T41"> <text:s text:c="11"/></text:span><text:span text:style-name="T41">root</text:span><text:span text:style-name="T41">.</text:span><text:span text:style-name="T41">leftChild </text:span><text:span text:style-name="T41">= </text:span><text:span text:style-name="T41">myNode1</text:span><text:span text:style-name="T41">;</text:span><text:line-break/><text:span text:style-name="T41"> <text:s text:c="11"/></text:span><text:span text:style-name="T41">root</text:span><text:span text:style-name="T41">.</text:span><text:span text:style-name="T41">rightChild </text:span><text:span text:style-name="T41">= </text:span><text:span text:style-name="T41">myNode2</text:span><text:span text:style-name="T41">;</text:span><text:line-break/><text:span text:style-name="T41"> <text:s text:c="11"/></text:span><text:span text:style-name="T41">makeTree</text:span><text:span text:style-name="T41">(</text:span><text:span text:style-name="T41">values</text:span><text:span text:style-name="T41">, </text:span><text:span text:style-name="T41">start</text:span><text:span text:style-name="T41">, </text:span><text:span text:style-name="T41">i</text:span><text:span text:style-name="T41">+</text:span><text:span text:style-name="T41">2</text:span><text:span text:style-name="T41">, </text:span><text:span text:style-name="T41">myNode1</text:span><text:span text:style-name="T41">);</text:span><text:line-break/><text:span text:style-name="T41"> <text:s text:c="11"/></text:span><text:span text:style-name="T41">makeTree</text:span><text:span text:style-name="T41">(</text:span><text:span text:style-name="T41">values</text:span><text:span text:style-name="T41">, </text:span><text:span text:style-name="T41">i</text:span><text:span text:style-name="T41">+</text:span><text:span text:style-name="T41">2</text:span><text:span text:style-name="T41">, </text:span><text:span text:style-name="T41">end</text:span><text:span text:style-name="T41">, </text:span><text:span text:style-name="T41">myNode2</text:span><text:span text:style-name="T41">);</text:span><text:line-break/><text:span text:style-name="T41"> <text:s text:c="7"/>} </text:span><text:span text:style-name="T35">else </text:span><text:span text:style-name="T41">{</text:span><text:line-break/><text:span text:style-name="T41"> <text:s text:c="11"/></text:span><text:span text:style-name="T41">MyNode </text:span><text:span text:style-name="T41">myNode1 </text:span><text:span text:style-name="T41">= </text:span><text:span text:style-name="T35">new </text:span><text:span text:style-name="T41">MyNode</text:span><text:span text:style-name="T41">(</text:span><text:span text:style-name="T41">tempArray</text:span><text:span text:style-name="T41">[</text:span><text:span text:style-name="T41">0</text:span><text:span text:style-name="T41">], </text:span><text:span text:style-name="T41">lt</text:span><text:span text:style-name="T41">.</text:span><text:span text:style-name="T41">getLetters</text:span><text:span text:style-name="T41">()[</text:span><text:span text:style-name="T41">start</text:span><text:span text:style-name="T41">], </text:span><text:span text:style-name="T41">root</text:span><text:span text:style-name="T41">);</text:span><text:line-break/><text:span text:style-name="T41"> <text:s text:c="11"/></text:span><text:span text:style-name="T41">finalNodes</text:span><text:span text:style-name="T41">.</text:span><text:span text:style-name="T41">add</text:span><text:span text:style-name="T41">(</text:span><text:span text:style-name="T41">myNode1</text:span><text:span text:style-name="T41">);</text:span><text:line-break/><text:span text:style-name="T41"> <text:s text:c="11"/></text:span><text:span text:style-name="T41">MyNode </text:span><text:span text:style-name="T41">myNode2 </text:span><text:span text:style-name="T41">= </text:span><text:span text:style-name="T35">new </text:span><text:span text:style-name="T41">MyNode</text:span><text:span text:style-name="T41">(</text:span><text:span text:style-name="T41">globalSum</text:span><text:span text:style-name="T41">-</text:span><text:span text:style-name="T41">sum</text:span><text:span text:style-name="T41">, </text:span><text:span text:style-name="T41">'.'</text:span><text:span text:style-name="T41">, </text:span><text:span text:style-name="T41">root</text:span><text:span text:style-name="T41">);</text:span><text:line-break/><text:span text:style-name="T41"> <text:s text:c="11"/></text:span><text:span text:style-name="T41">tree</text:span><text:span text:style-name="T41">.</text:span><text:span text:style-name="T41">insertRight</text:span><text:span text:style-name="T41">(</text:span><text:span text:style-name="T41">root</text:span><text:span text:style-name="T41">, </text:span><text:span text:style-name="T41">myNode1</text:span><text:span text:style-name="T41">);</text:span><text:line-break/><text:span text:style-name="T41"> <text:s text:c="11"/></text:span><text:span text:style-name="T41">tree</text:span><text:span text:style-name="T41">.</text:span><text:span text:style-name="T41">insertLeft</text:span><text:span text:style-name="T41">(</text:span><text:span text:style-name="T41">root</text:span><text:span text:style-name="T41">, </text:span><text:span text:style-name="T41">myNode2</text:span><text:span text:style-name="T41">);</text:span><text:line-break/><text:span text:style-name="T41"> <text:s text:c="11"/></text:span><text:span text:style-name="T41">makeTree</text:span><text:span text:style-name="T41">(</text:span><text:span text:style-name="T41">values</text:span><text:span text:style-name="T41">, </text:span><text:span text:style-name="T41">i</text:span><text:span text:style-name="T41">+</text:span><text:span text:style-name="T41">1</text:span><text:span text:style-name="T41">, </text:span><text:span text:style-name="T41">end</text:span><text:span text:style-name="T41">, </text:span><text:span text:style-name="T41">myNode2</text:span><text:span text:style-name="T41">);</text:span><text:line-break/><text:span text:style-name="T41"> <text:s text:c="7"/>}</text:span><text:line-break/><text:span text:style-name="T41"> <text:s text:c="3"/>}</text:span><text:line-break/><text:span text:style-name="T41">}</text:span></text:p>
      <text:p text:style-name="P11"/>
      <text:p text:style-name="P11"><text:span text:style-name="T35">public </text:span><text:span text:style-name="T35">class </text:span><text:span text:style-name="T41">LetterTable </text:span><text:span text:style-name="T41">{</text:span><text:line-break/><text:line-break/><text:line-break/><text:span text:style-name="T41"> <text:s text:c="3"/></text:span><text:span text:style-name="T35">private </text:span><text:span text:style-name="T35">final char</text:span><text:span text:style-name="T41">[] </text:span><text:span text:style-name="T41">letters</text:span><text:span text:style-name="T41">;</text:span><text:line-break/><text:span text:style-name="T41"> <text:s text:c="3"/></text:span><text:span text:style-name="T35">private </text:span><text:span text:style-name="T35">final int</text:span><text:span text:style-name="T41">[] </text:span><text:span text:style-name="T41">values</text:span><text:span text:style-name="T41">;</text:span><text:line-break/><text:line-break/><text:line-break/><text:span text:style-name="T41"> <text:s text:c="3"/></text:span><text:span text:style-name="T41">LetterTable</text:span><text:span text:style-name="T41">(</text:span><text:span text:style-name="T41">String </text:span><text:span text:style-name="T41">str</text:span><text:span text:style-name="T41">) {</text:span><text:line-break/><text:span text:style-name="T41"> <text:s text:c="7"/></text:span><text:span text:style-name="T35">this</text:span><text:span text:style-name="T41">.</text:span><text:span text:style-name="T41">letters </text:span><text:span text:style-name="T41">= </text:span><text:span text:style-name="T35">countLetters</text:span><text:span text:style-name="T41">(</text:span><text:span text:style-name="T41">str</text:span><text:span text:style-name="T41">);</text:span><text:line-break/><text:span text:style-name="T41"> <text:s text:c="7"/></text:span><text:span text:style-name="T35">this</text:span><text:span text:style-name="T41">.</text:span><text:span text:style-name="T41">values </text:span><text:span text:style-name="T41">= </text:span><text:span text:style-name="T41">countValues</text:span><text:span text:style-name="T41">(</text:span><text:span text:style-name="T41">str</text:span><text:span text:style-name="T41">);</text:span><text:line-break/><text:span text:style-name="T41"> <text:s text:c="7"/></text:span><text:span text:style-name="T41">sortByValues</text:span><text:span text:style-name="T41">()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void </text:span><text:span text:style-name="T41">printTable</text:span><text:span text:style-name="T41">(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letters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letters</text:span><text:span text:style-name="T41">[</text:span><text:span text:style-name="T41">i</text:span><text:span text:style-name="T41">] + </text:span><text:span text:style-name="T41">" " </text:span><text:span text:style-name="T41">+ </text:span><text:span text:style-name="T41">values</text:span><text:span text:style-name="T41">[</text:span><text:span text:style-name="T41">i</text:span><text:span text:style-name="T41">]);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);</text:span><text:line-break/><text:span text:style-name="T41"> <text:s text:c="7"/>}</text:span><text:line-break/><text:span text:style-name="T41"> <text:s text:c="7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);</text:span><text:line-break/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char</text:span><text:span text:style-name="T41">[] </text:span><text:span text:style-name="T41">getLetters</text:span><text:span text:style-name="T41">() {</text:span><text:line-break/><text:span text:style-name="T41"> <text:s text:c="7"/></text:span><text:span text:style-name="T35">return </text:span><text:span text:style-name="T41">letters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int</text:span><text:span text:style-name="T41">[] </text:span><text:span text:style-name="T41">getValues</text:span><text:span text:style-name="T41">() {</text:span><text:line-break/><text:span text:style-name="T41"> <text:s text:c="7"/></text:span><text:span text:style-name="T35">return </text:span><text:span text:style-name="T41">values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void </text:span><text:span text:style-name="T41">sortByValues</text:span><text:span text:style-name="T41">(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values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35">int </text:span><text:span text:style-name="T41">max </text:span><text:span text:style-name="T41">= </text:span><text:span text:style-name="T41">values</text:span><text:span text:style-name="T41">[</text:span><text:span text:style-name="T41">i</text:span><text:span text:style-name="T41">];</text:span><text:line-break/><text:span text:style-name="T41"> <text:s text:c="11"/></text:span><text:span text:style-name="T35">char </text:span><text:span text:style-name="T41">maxLetter </text:span><text:span text:style-name="T41">= </text:span><text:span text:style-name="T41">letters</text:span><text:span text:style-name="T41">[</text:span><text:span text:style-name="T41">i</text:span><text:span text:style-name="T41">];</text:span><text:line-break/><text:span text:style-name="T41"> <text:s text:c="11"/></text:span><text:span text:style-name="T35">int </text:span><text:span text:style-name="T41">maxId </text:span><text:span text:style-name="T41">= </text:span><text:span text:style-name="T41">i</text:span><text:span text:style-name="T41">;</text:span><text:line-break/><text:span text:style-name="T41"> <text:s text:c="11"/></text:span><text:span text:style-name="T35">int </text:span><text:span text:style-name="T41">maxLetterId </text:span><text:span text:style-name="T41">= </text:span><text:span text:style-name="T41">i</text:span><text:span text:style-name="T41">;</text:span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i </text:span><text:span text:style-name="T41">+ </text:span><text:span text:style-name="T41">1</text:span><text:span text:style-name="T41">; </text:span><text:span text:style-name="T41">j </text:span><text:span text:style-name="T41">&lt; </text:span><text:span text:style-name="T41">values</text:span><text:span text:style-name="T41">.</text:span><text:span text:style-name="T41">length</text:span><text:span text:style-name="T41">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values</text:span><text:span text:style-name="T41">[</text:span><text:span text:style-name="T41">j</text:span><text:span text:style-name="T41">] &gt; </text:span><text:span text:style-name="T41">max</text:span><text:span text:style-name="T41">) {</text:span><text:line-break/><text:span text:style-name="T41"> <text:s text:c="19"/></text:span><text:span text:style-name="T41">max </text:span><text:span text:style-name="T41">= </text:span><text:span text:style-name="T41">values</text:span><text:span text:style-name="T41">[</text:span><text:span text:style-name="T41">j</text:span><text:span text:style-name="T41">];</text:span><text:line-break/><text:span text:style-name="T41"> <text:s text:c="19"/></text:span><text:span text:style-name="T41">maxLetter </text:span><text:span text:style-name="T41">= </text:span><text:span text:style-name="T41">letters</text:span><text:span text:style-name="T41">[</text:span><text:span text:style-name="T41">j</text:span><text:span text:style-name="T41">];</text:span><text:line-break/><text:span text:style-name="T41"> <text:s text:c="19"/></text:span><text:span text:style-name="T41">maxId </text:span><text:span text:style-name="T41">= </text:span><text:span text:style-name="T41">j</text:span><text:span text:style-name="T41">;</text:span><text:line-break/><text:span text:style-name="T41"> <text:s text:c="19"/></text:span><text:span text:style-name="T41">maxLetterId </text:span><text:span text:style-name="T41">= </text:span><text:span text:style-name="T41">j</text:span><text:span text:style-name="T41">;</text:span><text:line-break/><text:span text:style-name="T41"> <text:s text:c="15"/>}</text:span><text:line-break/><text:span text:style-name="T41"> <text:s text:c="11"/>}</text:span><text:line-break/><text:line-break/><text:span text:style-name="T41"> <text:s text:c="11"/></text:span><text:span text:style-name="T35">int </text:span><text:span text:style-name="T41">temp1 </text:span><text:span text:style-name="T41">= </text:span><text:span text:style-name="T41">values</text:span><text:span text:style-name="T41">[</text:span><text:span text:style-name="T41">i</text:span><text:span text:style-name="T41">];</text:span><text:line-break/><text:span text:style-name="T41"> <text:s text:c="11"/></text:span><text:span text:style-name="T41">values</text:span><text:span text:style-name="T41">[</text:span><text:span text:style-name="T41">i</text:span><text:span text:style-name="T41">] = </text:span><text:span text:style-name="T41">max</text:span><text:span text:style-name="T41">;</text:span><text:line-break/><text:span text:style-name="T41"> <text:s text:c="11"/></text:span><text:span text:style-name="T41">values</text:span><text:span text:style-name="T41">[</text:span><text:span text:style-name="T41">maxId</text:span><text:span text:style-name="T41">] = </text:span><text:span text:style-name="T41">temp1</text:span><text:span text:style-name="T41">;</text:span><text:line-break/><text:line-break/><text:span text:style-name="T41"> <text:s text:c="11"/></text:span><text:span text:style-name="T35">char </text:span><text:span text:style-name="T41">temp2 </text:span><text:span text:style-name="T41">= </text:span><text:span text:style-name="T41">letters</text:span><text:span text:style-name="T41">[</text:span><text:span text:style-name="T41">i</text:span><text:span text:style-name="T41">];</text:span><text:line-break/><text:span text:style-name="T41"> <text:s text:c="11"/></text:span><text:span text:style-name="T41">letters</text:span><text:span text:style-name="T41">[</text:span><text:span text:style-name="T41">i</text:span><text:span text:style-name="T41">] = </text:span><text:span text:style-name="T41">maxLetter</text:span><text:span text:style-name="T41">;</text:span><text:line-break/><text:span text:style-name="T41"> <text:s text:c="11"/></text:span><text:span text:style-name="T41">letters</text:span><text:span text:style-name="T41">[</text:span><text:span text:style-name="T41">maxLetterId</text:span><text:span text:style-name="T41">] = </text:span><text:span text:style-name="T41">temp2</text:span><text:span text:style-name="T41">;</text:span><text:line-break/><text:span text:style-name="T41"> <text:s text:c="7"/>}</text:span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int</text:span><text:span text:style-name="T41">[] </text:span><text:span text:style-name="T41">countValues</text:span><text:span text:style-name="T41">(</text:span><text:span text:style-name="T41">String </text:span><text:span text:style-name="T41">str</text:span><text:span text:style-name="T41">) {</text:span><text:line-break/><text:span text:style-name="T41"> <text:s text:c="7"/></text:span><text:span text:style-name="T35">char</text:span><text:span text:style-name="T41">[] </text:span><text:span text:style-name="T41">chArray </text:span><text:span text:style-name="T41">= </text:span><text:span text:style-name="T35">this</text:span><text:span text:style-name="T41">.</text:span><text:span text:style-name="T41">letters</text:span><text:span text:style-name="T41">;</text:span><text:line-break/><text:span text:style-name="T41"> <text:s text:c="7"/></text:span><text:span text:style-name="T35">int</text:span><text:span text:style-name="T41">[] </text:span><text:span text:style-name="T41">numArray </text:span><text:span text:style-name="T41">= </text:span><text:span text:style-name="T35">new int</text:span><text:span text:style-name="T41">[</text:span><text:span text:style-name="T41">chArray</text:span><text:span text:style-name="T41">.</text:span><text:span text:style-name="T41">length</text:span><text:span text:style-name="T41">];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</text:span><text:span text:style-name="T41">&lt;</text:span><text:span text:style-name="T41">chArray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35">int </text:span><text:span text:style-name="T41">count </text:span><text:span text:style-name="T41">= </text:span><text:span text:style-name="T41">0</text:span><text:span text:style-name="T41">;</text:span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; </text:span><text:span text:style-name="T41">j</text:span><text:span text:style-name="T41">&lt;</text:span><text:span text:style-name="T41">str</text:span><text:span text:style-name="T41">.</text:span><text:span text:style-name="T41">length</text:span><text:span text:style-name="T41">()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str</text:span><text:span text:style-name="T41">.</text:span><text:span text:style-name="T41">charAt</text:span><text:span text:style-name="T41">(</text:span><text:span text:style-name="T41">j</text:span><text:span text:style-name="T41">)==</text:span><text:span text:style-name="T41">chArray</text:span><text:span text:style-name="T41">[</text:span><text:span text:style-name="T41">i</text:span><text:span text:style-name="T41">]) </text:span><text:span text:style-name="T41">count</text:span><text:span text:style-name="T41">++;</text:span><text:line-break/><text:span text:style-name="T41"> <text:s text:c="11"/>}</text:span><text:line-break/><text:span text:style-name="T41"> <text:s text:c="11"/></text:span><text:span text:style-name="T41">numArray</text:span><text:span text:style-name="T41">[</text:span><text:span text:style-name="T41">i</text:span><text:span text:style-name="T41">] = </text:span><text:span text:style-name="T41">count</text:span><text:span text:style-name="T41">;</text:span><text:line-break/><text:span text:style-name="T41"> <text:s text:c="7"/>}</text:span><text:line-break/><text:soft-page-break/><text:line-break/><text:span text:style-name="T41"> <text:s text:c="7"/></text:span><text:span text:style-name="T35">return </text:span><text:span text:style-name="T41">numArray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static char</text:span><text:span text:style-name="T41">[] </text:span><text:span text:style-name="T41">countLetters</text:span><text:span text:style-name="T41">(</text:span><text:span text:style-name="T41">String </text:span><text:span text:style-name="T41">str</text:span><text:span text:style-name="T41">) {</text:span><text:line-break/><text:span text:style-name="T41"> <text:s text:c="7"/></text:span><text:span text:style-name="T41">String </text:span><text:span text:style-name="T41">letters </text:span><text:span text:style-name="T41">= </text:span><text:span text:style-name="T41">""</text:span><text:span text:style-name="T41">;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</text:span><text:span text:style-name="T41">&lt;</text:span><text:span text:style-name="T41">str</text:span><text:span text:style-name="T41">.</text:span><text:span text:style-name="T41">length</text:span><text:span text:style-name="T41">(); </text:span><text:span text:style-name="T41">i</text:span><text:span text:style-name="T41">++) {</text:span><text:line-break/><text:span text:style-name="T41"> <text:s text:c="11"/></text:span><text:span text:style-name="T35">if </text:span><text:span text:style-name="T41">(!</text:span><text:span text:style-name="T41">letters</text:span><text:span text:style-name="T41">.</text:span><text:span text:style-name="T41">contains</text:span><text:span text:style-name="T41">(</text:span><text:span text:style-name="T41">String</text:span><text:span text:style-name="T41">.</text:span><text:span text:style-name="T35">valueOf</text:span><text:span text:style-name="T41">(</text:span><text:span text:style-name="T41">str</text:span><text:span text:style-name="T41">.</text:span><text:span text:style-name="T41">charAt</text:span><text:span text:style-name="T41">(</text:span><text:span text:style-name="T41">i</text:span><text:span text:style-name="T41">)))) </text:span><text:span text:style-name="T41">letters </text:span><text:span text:style-name="T41">+= </text:span><text:span text:style-name="T41">str</text:span><text:span text:style-name="T41">.</text:span><text:span text:style-name="T41">charAt</text:span><text:span text:style-name="T41">(</text:span><text:span text:style-name="T41">i</text:span><text:span text:style-name="T41">);</text:span><text:line-break/><text:span text:style-name="T41"> <text:s text:c="7"/>}</text:span><text:line-break/><text:line-break/><text:span text:style-name="T41"> <text:s text:c="7"/></text:span><text:span text:style-name="T35">return </text:span><text:span text:style-name="T41">letters</text:span><text:span text:style-name="T41">.</text:span><text:span text:style-name="T41">toCharArray</text:span><text:span text:style-name="T41">();</text:span><text:line-break/><text:line-break/><text:span text:style-name="T41"> <text:s text:c="3"/>}</text:span><text:line-break/><text:span text:style-name="T41">}</text:span><text:line-break/></text:p>
      <text:p text:style-name="P11"><text:span text:style-name="T35">public </text:span><text:span text:style-name="T35">class </text:span><text:span text:style-name="T41">MyNode </text:span><text:span text:style-name="T41">{</text:span><text:line-break/><text:line-break/><text:span text:style-name="T41"> <text:s text:c="3"/></text:span><text:span text:style-name="T35">public </text:span><text:span text:style-name="T35">int </text:span><text:span text:style-name="T41">key</text:span><text:span text:style-name="T41">;</text:span><text:line-break/><text:span text:style-name="T41"> <text:s text:c="3"/></text:span><text:span text:style-name="T35">public </text:span><text:span text:style-name="T35">char </text:span><text:span text:style-name="T41">data</text:span><text:span text:style-name="T41">;</text:span><text:line-break/><text:span text:style-name="T41"> <text:s text:c="3"/></text:span><text:span text:style-name="T35">public </text:span><text:span text:style-name="T41">MyNode </text:span><text:span text:style-name="T41">leftChild</text:span><text:span text:style-name="T41">;</text:span><text:line-break/><text:span text:style-name="T41"> <text:s text:c="3"/></text:span><text:span text:style-name="T35">public </text:span><text:span text:style-name="T41">MyNode </text:span><text:span text:style-name="T41">rightChild</text:span><text:span text:style-name="T41">;</text:span><text:line-break/><text:span text:style-name="T41"> <text:s text:c="3"/></text:span><text:span text:style-name="T35">public </text:span><text:span text:style-name="T41">MyNode </text:span><text:span text:style-name="T41">parent</text:span><text:span text:style-name="T41">;</text:span><text:line-break/><text:line-break/><text:span text:style-name="T41"> <text:s text:c="3"/></text:span><text:span text:style-name="T35">public </text:span><text:span text:style-name="T41">MyNode</text:span><text:span text:style-name="T41">() {}</text:span><text:line-break/><text:line-break/><text:span text:style-name="T41"> <text:s text:c="3"/></text:span><text:span text:style-name="T35">public </text:span><text:span text:style-name="T41">MyNode</text:span><text:span text:style-name="T41">(</text:span><text:span text:style-name="T35">int </text:span><text:span text:style-name="T41">key</text:span><text:span text:style-name="T41">, </text:span><text:span text:style-name="T35">char </text:span><text:span text:style-name="T41">data</text:span><text:span text:style-name="T41">) {</text:span><text:line-break/><text:span text:style-name="T41"> <text:s text:c="7"/></text:span><text:span text:style-name="T35">this</text:span><text:span text:style-name="T41">.</text:span><text:span text:style-name="T41">key </text:span><text:span text:style-name="T41">= </text:span><text:span text:style-name="T41">key</text:span><text:span text:style-name="T41">;</text:span><text:line-break/><text:span text:style-name="T41"> <text:s text:c="7"/></text:span><text:span text:style-name="T35">this</text:span><text:span text:style-name="T41">.</text:span><text:span text:style-name="T41">data </text:span><text:span text:style-name="T41">= </text:span><text:span text:style-name="T41">data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41">MyNode</text:span><text:span text:style-name="T41">(</text:span><text:span text:style-name="T35">int </text:span><text:span text:style-name="T41">key</text:span><text:span text:style-name="T41">, </text:span><text:span text:style-name="T35">char </text:span><text:span text:style-name="T41">data</text:span><text:span text:style-name="T41">, </text:span><text:span text:style-name="T41">MyNode </text:span><text:span text:style-name="T41">parent</text:span><text:span text:style-name="T41">) {</text:span><text:line-break/><text:span text:style-name="T41"> <text:s text:c="7"/></text:span><text:span text:style-name="T35">this</text:span><text:span text:style-name="T41">.</text:span><text:span text:style-name="T41">key </text:span><text:span text:style-name="T41">= </text:span><text:span text:style-name="T41">key</text:span><text:span text:style-name="T41">;</text:span><text:line-break/><text:span text:style-name="T41"> <text:s text:c="7"/></text:span><text:span text:style-name="T35">this</text:span><text:span text:style-name="T41">.</text:span><text:span text:style-name="T41">data </text:span><text:span text:style-name="T41">= </text:span><text:span text:style-name="T41">data</text:span><text:span text:style-name="T41">;</text:span><text:line-break/><text:span text:style-name="T41"> <text:s text:c="7"/></text:span><text:span text:style-name="T35">this</text:span><text:span text:style-name="T41">.</text:span><text:span text:style-name="T41">parent </text:span><text:span text:style-name="T41">= </text:span><text:span text:style-name="T41">parent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printNode</text:span><text:span text:style-name="T41">() {</text:span><text:line-break/><text:span text:style-name="T41"> <text:s text:c="7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key </text:span><text:span text:style-name="T41">+ </text:span><text:span text:style-name="T41">" " </text:span><text:span text:style-name="T41">+ </text:span><text:span text:style-name="T41">data </text:span><text:span text:style-name="T41">+ </text:span><text:span text:style-name="T41">" "</text:span><text:span text:style-name="T41">);</text:span><text:line-break/><text:span text:style-name="T41"> <text:s text:c="3"/>}</text:span><text:line-break/><text:span text:style-name="T41">}</text:span><text:line-break/></text:p>
      <text:p text:style-name="P11"><text:span text:style-name="T35">public </text:span><text:span text:style-name="T35">class </text:span><text:span text:style-name="T41">Tree </text:span><text:span text:style-name="T41">{</text:span><text:line-break/><text:line-break/><text:span text:style-name="T41"> <text:s text:c="3"/></text:span><text:span text:style-name="T41">MyNode </text:span><text:span text:style-name="T41">root</text:span><text:span text:style-name="T41">;</text:span><text:line-break/><text:line-break/><text:span text:style-name="T41"> <text:s text:c="3"/></text:span><text:span text:style-name="T35">public </text:span><text:span text:style-name="T35">void </text:span><text:span text:style-name="T41">insertInNode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left</text:span><text:span text:style-name="T41">, </text:span><text:span text:style-name="T41">MyNode </text:span><text:span text:style-name="T41">right</text:span><text:span text:style-name="T41">) {</text:span><text:line-break/><text:span text:style-name="T41"> <text:s text:c="7"/></text:span><text:span text:style-name="T41">root</text:span><text:span text:style-name="T41">.</text:span><text:span text:style-name="T41">rightChild </text:span><text:span text:style-name="T41">= </text:span><text:span text:style-name="T41">right</text:span><text:span text:style-name="T41">;</text:span><text:line-break/><text:span text:style-name="T41"> <text:s text:c="7"/></text:span><text:span text:style-name="T41">root</text:span><text:span text:style-name="T41">.</text:span><text:span text:style-name="T41">leftChild </text:span><text:span text:style-name="T41">= </text:span><text:span text:style-name="T41">left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insertLeft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left</text:span><text:span text:style-name="T41">) {</text:span><text:line-break/><text:span text:style-name="T41"> <text:s text:c="7"/></text:span><text:span text:style-name="T41">root</text:span><text:span text:style-name="T41">.</text:span><text:span text:style-name="T41">leftChild </text:span><text:span text:style-name="T41">= </text:span><text:span text:style-name="T41">left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insertRight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right</text:span><text:span text:style-name="T41">) {</text:span><text:line-break/><text:span text:style-name="T41"> <text:s text:c="7"/></text:span><text:span text:style-name="T41">root</text:span><text:span text:style-name="T41">.</text:span><text:span text:style-name="T41">rightChild </text:span><text:span text:style-name="T41">= </text:span><text:span text:style-name="T41">right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void </text:span><text:span text:style-name="T41">insertInRoot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myNode</text:span><text:span text:style-name="T41">) {</text:span><text:line-break/><text:line-break/><text:span text:style-name="T41"> <text:s text:c="7"/></text:span><text:span text:style-name="T35">if </text:span><text:span text:style-name="T41">(</text:span><text:span text:style-name="T41">root</text:span><text:span text:style-name="T41">.</text:span><text:span text:style-name="T41">rightChild </text:span><text:span text:style-name="T41">== </text:span><text:span text:style-name="T35">null</text:span><text:span text:style-name="T41">) </text:span><text:span text:style-name="T41">root</text:span><text:span text:style-name="T41">.</text:span><text:span text:style-name="T41">rightChild </text:span><text:span text:style-name="T41">= </text:span><text:span text:style-name="T41">myNode</text:span><text:span text:style-name="T41">;</text:span><text:line-break/><text:span text:style-name="T41"> <text:s text:c="7"/></text:span><text:span text:style-name="T35">else if </text:span><text:span text:style-name="T41">(</text:span><text:span text:style-name="T41">root</text:span><text:span text:style-name="T41">.</text:span><text:span text:style-name="T41">leftChild </text:span><text:span text:style-name="T41">== </text:span><text:span text:style-name="T35">null</text:span><text:span text:style-name="T41">) </text:span><text:span text:style-name="T41">root</text:span><text:span text:style-name="T41">.</text:span><text:span text:style-name="T41">leftChild </text:span><text:span text:style-name="T41">= </text:span><text:span text:style-name="T41">myNode</text:span><text:span text:style-name="T41">;</text:span><text:line-break/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insert</text:span><text:span text:style-name="T41">(</text:span><text:span text:style-name="T35">int </text:span><text:span text:style-name="T41">key</text:span><text:span text:style-name="T41">, </text:span><text:span text:style-name="T35">char </text:span><text:span text:style-name="T41">data</text:span><text:span text:style-name="T41">) {</text:span><text:line-break/><text:span text:style-name="T41"> <text:s text:c="7"/></text:span><text:span text:style-name="T41">MyNode </text:span><text:span text:style-name="T41">myNode </text:span><text:span text:style-name="T41">= </text:span><text:span text:style-name="T35">new </text:span><text:span text:style-name="T41">MyNode</text:span><text:span text:style-name="T41">();</text:span><text:line-break/><text:span text:style-name="T41"> <text:s text:c="7"/></text:span><text:span text:style-name="T41">myNode</text:span><text:span text:style-name="T41">.</text:span><text:span text:style-name="T41">key </text:span><text:span text:style-name="T41">= </text:span><text:span text:style-name="T41">key</text:span><text:span text:style-name="T41">;</text:span><text:line-break/><text:span text:style-name="T41"> <text:s text:c="7"/></text:span><text:span text:style-name="T41">myNode</text:span><text:span text:style-name="T41">.</text:span><text:span text:style-name="T41">data </text:span><text:span text:style-name="T41">= </text:span><text:span text:style-name="T41">data</text:span><text:span text:style-name="T41">;</text:span><text:line-break/><text:span text:style-name="T41"> <text:s text:c="7"/></text:span><text:span text:style-name="T35">if </text:span><text:span text:style-name="T41">(</text:span><text:span text:style-name="T41">root </text:span><text:span text:style-name="T41">== </text:span><text:span text:style-name="T35">null</text:span><text:span text:style-name="T41">) {</text:span><text:line-break/><text:span text:style-name="T41"> <text:s text:c="11"/></text:span><text:span text:style-name="T41">root </text:span><text:span text:style-name="T41">= </text:span><text:span text:style-name="T41">myNode</text:span><text:span text:style-name="T41">;</text:span><text:line-break/><text:span text:style-name="T41"> <text:s text:c="7"/>} </text:span><text:span text:style-name="T35">else </text:span><text:span text:style-name="T41">{</text:span><text:line-break/><text:span text:style-name="T41"> <text:s text:c="11"/></text:span><text:span text:style-name="T41">MyNode </text:span><text:span text:style-name="T41">current </text:span><text:span text:style-name="T41">= </text:span><text:span text:style-name="T41">root</text:span><text:span text:style-name="T41">;</text:span><text:line-break/><text:span text:style-name="T41"> <text:s text:c="11"/></text:span><text:span text:style-name="T41">MyNode </text:span><text:span text:style-name="T41">prev</text:span><text:span text:style-name="T41">;</text:span><text:line-break/><text:span text:style-name="T41"> <text:s text:c="11"/></text:span><text:span text:style-name="T35">while</text:span><text:span text:style-name="T41">(</text:span><text:span text:style-name="T35">true</text:span><text:span text:style-name="T41">) {</text:span><text:line-break/><text:span text:style-name="T41"> <text:s text:c="15"/></text:span><text:span text:style-name="T41">prev </text:span><text:span text:style-name="T41">= </text:span><text:span text:style-name="T41">current</text:span><text:span text:style-name="T41">;</text:span><text:line-break/><text:span text:style-name="T41"> <text:s text:c="15"/></text:span><text:span text:style-name="T35">if</text:span><text:span text:style-name="T41">(</text:span><text:span text:style-name="T41">key </text:span><text:span text:style-name="T41">&lt; </text:span><text:span text:style-name="T41">prev</text:span><text:span text:style-name="T41">.</text:span><text:span text:style-name="T41">key</text:span><text:span text:style-name="T41">) {</text:span><text:line-break/><text:span text:style-name="T41"> <text:s text:c="19"/></text:span><text:span text:style-name="T41">current </text:span><text:span text:style-name="T41">= </text:span><text:span text:style-name="T41">current</text:span><text:span text:style-name="T41">.</text:span><text:span text:style-name="T41">leftChild</text:span><text:span text:style-name="T41">;</text:span><text:line-break/><text:span text:style-name="T41"> <text:s text:c="19"/></text:span><text:span text:style-name="T35">if</text:span><text:span text:style-name="T41">(</text:span><text:span text:style-name="T41">current</text:span><text:span text:style-name="T41">==</text:span><text:span text:style-name="T35">null</text:span><text:span text:style-name="T41">) {</text:span><text:line-break/><text:span text:style-name="T41"> <text:s text:c="23"/></text:span><text:span text:style-name="T41">prev</text:span><text:span text:style-name="T41">.</text:span><text:span text:style-name="T41">leftChild </text:span><text:span text:style-name="T41">= </text:span><text:span text:style-name="T41">myNode</text:span><text:span text:style-name="T41">;</text:span><text:line-break/><text:span text:style-name="T41"> <text:s text:c="23"/></text:span><text:span text:style-name="T35">return</text:span><text:span text:style-name="T41">;</text:span><text:line-break/><text:span text:style-name="T41"> <text:s text:c="19"/>}</text:span><text:line-break/><text:span text:style-name="T41"> <text:s text:c="15"/>}</text:span><text:span text:style-name="T35">else </text:span><text:span text:style-name="T41">{</text:span><text:line-break/><text:span text:style-name="T41"> <text:s text:c="19"/></text:span><text:span text:style-name="T41">current </text:span><text:span text:style-name="T41">= </text:span><text:span text:style-name="T41">current</text:span><text:span text:style-name="T41">.</text:span><text:span text:style-name="T41">rightChild</text:span><text:span text:style-name="T41">;</text:span><text:line-break/><text:span text:style-name="T41"> <text:s text:c="19"/></text:span><text:span text:style-name="T35">if</text:span><text:span text:style-name="T41">(</text:span><text:span text:style-name="T41">current</text:span><text:span text:style-name="T41">==</text:span><text:span text:style-name="T35">null</text:span><text:span text:style-name="T41">) {</text:span><text:line-break/><text:span text:style-name="T41"> <text:s text:c="23"/></text:span><text:span text:style-name="T41">prev</text:span><text:span text:style-name="T41">.</text:span><text:span text:style-name="T41">rightChild </text:span><text:span text:style-name="T41">= </text:span><text:span text:style-name="T41">myNode</text:span><text:span text:style-name="T41">;</text:span><text:line-break/><text:span text:style-name="T41"> <text:s text:c="23"/></text:span><text:span text:style-name="T35">return</text:span><text:span text:style-name="T41">;</text:span><text:line-break/><text:span text:style-name="T41"> <text:s text:c="19"/>}</text:span><text:line-break/><text:span text:style-name="T41"> <text:s text:c="15"/>}</text:span><text:line-break/><text:span text:style-name="T41"> <text:s text:c="11"/>}</text:span><text:line-break/><text:span text:style-name="T41"> <text:s text:c="7"/>}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print</text:span><text:span text:style-name="T41">(</text:span><text:span text:style-name="T41">MyNode </text:span><text:span text:style-name="T41">startMyNode</text:span><text:span text:style-name="T41">){</text:span><text:line-break/><text:span text:style-name="T41"> <text:s text:c="7"/></text:span><text:span text:style-name="T35">if </text:span><text:span text:style-name="T41">(</text:span><text:span text:style-name="T41">startMyNode </text:span><text:span text:style-name="T41">!= </text:span><text:span text:style-name="T35">null</text:span><text:span text:style-name="T41">) {</text:span><text:line-break/><text:span text:style-name="T41"> <text:s text:c="11"/></text:span><text:span text:style-name="T41">startMyNode</text:span><text:span text:style-name="T41">.</text:span><text:span text:style-name="T41">printNode</text:span><text:span text:style-name="T41">();</text:span><text:line-break/><text:span text:style-name="T41"> <text:s text:c="11"/></text:span><text:span text:style-name="T41">print</text:span><text:span text:style-name="T41">(</text:span><text:span text:style-name="T41">startMyNode</text:span><text:span text:style-name="T41">.</text:span><text:span text:style-name="T41">leftChild</text:span><text:span text:style-name="T41">);</text:span><text:line-break/><text:span text:style-name="T41"> <text:s text:c="11"/></text:span><text:span text:style-name="T41">print</text:span><text:span text:style-name="T41">(</text:span><text:span text:style-name="T41">startMyNode</text:span><text:span text:style-name="T41">.</text:span><text:span text:style-name="T41">rightChild</text:span><text:span text:style-name="T41">);</text:span><text:line-break/><text:line-break/><text:span text:style-name="T41"> <text:s text:c="7"/>}</text:span><text:line-break/><text:span text:style-name="T41"> <text:s text:c="3"/>}</text:span><text:line-break/><text:soft-page-break/><text:span text:style-name="T41">}</text:span><text:line-break/></text:p>
      <text:p text:style-name="P11"><text:span text:style-name="T35">import </text:span><text:span text:style-name="T41">java.util.ArrayList</text:span><text:span text:style-name="T41">;</text:span><text:line-break/><text:span text:style-name="T35">import </text:span><text:span text:style-name="T41">java.util.Collections</text:span><text:span text:style-name="T41">;</text:span><text:line-break/><text:span text:style-name="T35">import </text:span><text:span text:style-name="T41">java.util.</text:span><text:span text:style-name="T35">List</text:span><text:span text:style-name="T41">;</text:span><text:line-break/><text:line-break/><text:span text:style-name="T35">class </text:span><text:span text:style-name="T41">BTreePrinter </text:span><text:span text:style-name="T41">{</text:span><text:line-break/><text:line-break/><text:span text:style-name="T41"> <text:s text:c="3"/></text:span><text:span text:style-name="T35">public </text:span><text:span text:style-name="T35">static void </text:span><text:span text:style-name="T41">printNode</text:span><text:span text:style-name="T41">(</text:span><text:span text:style-name="T41">MyNode </text:span><text:span text:style-name="T41">root</text:span><text:span text:style-name="T41">) {</text:span><text:line-break/><text:span text:style-name="T41"> <text:s text:c="7"/></text:span><text:span text:style-name="T35">int </text:span><text:span text:style-name="T41">maxLevel </text:span><text:span text:style-name="T41">= </text:span><text:span text:style-name="T41">BTreePrinter</text:span><text:span text:style-name="T41">.</text:span><text:span text:style-name="T35">maxLevel</text:span><text:span text:style-name="T41">(</text:span><text:span text:style-name="T41">root</text:span><text:span text:style-name="T41">);</text:span><text:line-break/><text:line-break/><text:span text:style-name="T41"> <text:s text:c="7"/></text:span><text:span text:style-name="T35">printNodeInternal</text:span><text:span text:style-name="T41">(</text:span><text:span text:style-name="T41">Collections</text:span><text:span text:style-name="T41">.</text:span><text:span text:style-name="T35">singletonList</text:span><text:span text:style-name="T41">(</text:span><text:span text:style-name="T41">root</text:span><text:span text:style-name="T41">), </text:span><text:span text:style-name="T41">1</text:span><text:span text:style-name="T41">, </text:span><text:span text:style-name="T41">maxLevel</text:span><text:span text:style-name="T41">)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</text:span><text:span text:style-name="T41">&lt;</text:span><text:span text:style-name="T41">T </text:span><text:span text:style-name="T35">extends </text:span><text:span text:style-name="T35">Comparable</text:span><text:span text:style-name="T41">&lt;?&gt;&gt; </text:span><text:span text:style-name="T35">void </text:span><text:span text:style-name="T41">printNodeInternal</text:span><text:span text:style-name="T41">(</text:span><text:span text:style-name="T35">List</text:span><text:span text:style-name="T41">&lt;</text:span><text:span text:style-name="T41">MyNode</text:span><text:span text:style-name="T41">&gt; </text:span><text:span text:style-name="T41">nodes</text:span><text:span text:style-name="T41">, </text:span><text:span text:style-name="T35">int </text:span><text:span text:style-name="T41">level</text:span><text:span text:style-name="T41">, </text:span><text:span text:style-name="T35">int </text:span><text:span text:style-name="T41">maxLevel</text:span><text:span text:style-name="T41">) {</text:span><text:line-break/><text:span text:style-name="T41"> <text:s text:c="7"/></text:span><text:span text:style-name="T35">if </text:span><text:span text:style-name="T41">(</text:span><text:span text:style-name="T41">nodes</text:span><text:span text:style-name="T41">.</text:span><text:span text:style-name="T41">isEmpty</text:span><text:span text:style-name="T41">() || </text:span><text:span text:style-name="T41">BTreePrinter</text:span><text:span text:style-name="T41">.</text:span><text:span text:style-name="T35">isAllElementsNull</text:span><text:span text:style-name="T41">(</text:span><text:span text:style-name="T41">nodes</text:span><text:span text:style-name="T41">))</text:span><text:line-break/><text:span text:style-name="T41"> <text:s text:c="11"/></text:span><text:span text:style-name="T35">return</text:span><text:span text:style-name="T41">;</text:span><text:line-break/><text:line-break/><text:span text:style-name="T41"> <text:s text:c="7"/></text:span><text:span text:style-name="T35">int </text:span><text:span text:style-name="T41">floor </text:span><text:span text:style-name="T41">= </text:span><text:span text:style-name="T41">maxLevel </text:span><text:span text:style-name="T41">- </text:span><text:span text:style-name="T41">level</text:span><text:span text:style-name="T41">;</text:span><text:line-break/><text:span text:style-name="T41"> <text:s text:c="7"/></text:span><text:span text:style-name="T35">int </text:span><text:span text:style-name="T41">endgeLines </text:span><text:span text:style-name="T41">= (</text:span><text:span text:style-name="T35">int</text:span><text:span text:style-name="T41">) </text:span><text:span text:style-name="T41">Math</text:span><text:span text:style-name="T41">.</text:span><text:span text:style-name="T35">pow</text:span><text:span text:style-name="T41">(</text:span><text:span text:style-name="T41">2</text:span><text:span text:style-name="T41">, (</text:span><text:span text:style-name="T41">Math</text:span><text:span text:style-name="T41">.</text:span><text:span text:style-name="T35">max</text:span><text:span text:style-name="T41">(</text:span><text:span text:style-name="T41">floor </text:span><text:span text:style-name="T41">- </text:span><text:span text:style-name="T41">1</text:span><text:span text:style-name="T41">, </text:span><text:span text:style-name="T41">0</text:span><text:span text:style-name="T41">)));</text:span><text:line-break/><text:span text:style-name="T41"> <text:s text:c="7"/></text:span><text:span text:style-name="T35">int </text:span><text:span text:style-name="T41">firstSpaces </text:span><text:span text:style-name="T41">= (</text:span><text:span text:style-name="T35">int</text:span><text:span text:style-name="T41">) </text:span><text:span text:style-name="T41">Math</text:span><text:span text:style-name="T41">.</text:span><text:span text:style-name="T35">pow</text:span><text:span text:style-name="T41">(</text:span><text:span text:style-name="T41">2</text:span><text:span text:style-name="T41">, (</text:span><text:span text:style-name="T41">floor</text:span><text:span text:style-name="T41">)) - </text:span><text:span text:style-name="T41">1</text:span><text:span text:style-name="T41">;</text:span><text:line-break/><text:span text:style-name="T41"> <text:s text:c="7"/></text:span><text:span text:style-name="T35">int </text:span><text:span text:style-name="T41">betweenSpaces </text:span><text:span text:style-name="T41">= (</text:span><text:span text:style-name="T35">int</text:span><text:span text:style-name="T41">) </text:span><text:span text:style-name="T41">Math</text:span><text:span text:style-name="T41">.</text:span><text:span text:style-name="T35">pow</text:span><text:span text:style-name="T41">(</text:span><text:span text:style-name="T41">2</text:span><text:span text:style-name="T41">, (</text:span><text:span text:style-name="T41">floor </text:span><text:span text:style-name="T41">+ </text:span><text:span text:style-name="T41">1</text:span><text:span text:style-name="T41">)) - </text:span><text:span text:style-name="T41">1</text:span><text:span text:style-name="T41">;</text:span><text:line-break/><text:line-break/><text:span text:style-name="T41"> <text:s text:c="7"/></text:span><text:span text:style-name="T41">BTreePrinter</text:span><text:span text:style-name="T41">.</text:span><text:span text:style-name="T35">printWhitespaces</text:span><text:span text:style-name="T41">(</text:span><text:span text:style-name="T41">firstSpaces</text:span><text:span text:style-name="T41">);</text:span><text:line-break/><text:line-break/><text:span text:style-name="T41"> <text:s text:c="7"/></text:span><text:span text:style-name="T35">List</text:span><text:span text:style-name="T41">&lt;</text:span><text:span text:style-name="T41">MyNode</text:span><text:span text:style-name="T41">&gt; </text:span><text:span text:style-name="T41">newNodes </text:span><text:span text:style-name="T41">= </text:span><text:span text:style-name="T35">new </text:span><text:span text:style-name="T41">ArrayList</text:span><text:span text:style-name="T41">&lt;</text:span><text:span text:style-name="T41">MyNode</text:span><text:span text:style-name="T41">&gt;();</text:span><text:line-break/><text:span text:style-name="T41"> <text:s text:c="7"/></text:span><text:span text:style-name="T35">for </text:span><text:span text:style-name="T41">(</text:span><text:span text:style-name="T41">MyNode </text:span><text:span text:style-name="T41">node </text:span><text:span text:style-name="T41">: </text:span><text:span text:style-name="T41">nodes</text:span><text:span text:style-name="T41">) {</text:span><text:line-break/><text:span text:style-name="T41"> <text:s text:c="11"/></text:span><text:span text:style-name="T35">if </text:span><text:span text:style-name="T41">(</text:span><text:span text:style-name="T41">node </text:span><text:span text:style-name="T41">!= </text:span><text:span text:style-name="T35">null</text:span><text:span text:style-name="T41">) {</text:span><text:line-break/><text:span text:style-name="T41"> <text:s text:c="15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node</text:span><text:span text:style-name="T41">.</text:span><text:span text:style-name="T41">key</text:span><text:span text:style-name="T41">);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41">node</text:span><text:span text:style-name="T41">.</text:span><text:span text:style-name="T41">leftChild</text:span><text:span text:style-name="T41">);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41">node</text:span><text:span text:style-name="T41">.</text:span><text:span text:style-name="T41">rightChild</text:span><text:span text:style-name="T41">);</text:span><text:line-break/><text:span text:style-name="T41"> <text:s text:c="11"/>} </text:span><text:span text:style-name="T35">else </text:span><text:span text:style-name="T41">{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35">null</text:span><text:span text:style-name="T41">);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35">null</text:span><text:span text:style-name="T41">);</text:span><text:line-break/><text:span text:style-name="T41"> <text:s text:c="15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 "</text:span><text:span text:style-name="T41">);</text:span><text:line-break/><text:span text:style-name="T41"> <text:s text:c="11"/>}</text:span><text:line-break/><text:line-break/><text:span text:style-name="T41"> <text:s text:c="11"/></text:span><text:span text:style-name="T41">BTreePrinter</text:span><text:span text:style-name="T41">.</text:span><text:span text:style-name="T35">printWhitespaces</text:span><text:span text:style-name="T41">(</text:span><text:span text:style-name="T41">betweenSpaces</text:span><text:span text:style-name="T41">);</text:span><text:line-break/><text:span text:style-name="T41"> <text:s text:c="7"/>}</text:span><text:line-break/><text:span text:style-name="T41"> <text:s text:c="7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""</text:span><text:span text:style-name="T41">);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1</text:span><text:span text:style-name="T41">; </text:span><text:span text:style-name="T41">i </text:span><text:span text:style-name="T41">&lt;= </text:span><text:span text:style-name="T41">endgeLines</text:span><text:span text:style-name="T41">; </text:span><text:span text:style-name="T41">i</text:span><text:span text:style-name="T41">++) {</text:span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; </text:span><text:span text:style-name="T41">j </text:span><text:span text:style-name="T41">&lt; </text:span><text:span text:style-name="T41">nodes</text:span><text:span text:style-name="T41">.</text:span><text:span text:style-name="T41">size</text:span><text:span text:style-name="T41">(); </text:span><text:span text:style-name="T41">j</text:span><text:span text:style-name="T41">++) {</text:span><text:line-break/><text:span text:style-name="T41"> <text:s text:c="15"/></text:span><text:span text:style-name="T41">BTreePrinter</text:span><text:span text:style-name="T41">.</text:span><text:span text:style-name="T35">printWhitespaces</text:span><text:span text:style-name="T41">(</text:span><text:span text:style-name="T41">firstSpaces </text:span><text:span text:style-name="T41">- </text:span><text:span text:style-name="T41">i</text:span><text:span text:style-name="T41">);</text:span><text:line-break/><text:span text:style-name="T41"> <text:s text:c="15"/></text:span><text:span text:style-name="T35">if </text:span><text:span text:style-name="T41">(</text:span><text:span text:style-name="T41">nodes</text:span><text:span text:style-name="T41">.</text:span><text:span text:style-name="T41">get</text:span><text:span text:style-name="T41">(</text:span><text:span text:style-name="T41">j</text:span><text:span text:style-name="T41">) == </text:span><text:span text:style-name="T35">null</text:span><text:span text:style-name="T41">) {</text:span><text:line-break/><text:span text:style-name="T41"> <text:s text:c="19"/></text:span><text:span text:style-name="T41">BTreePrinter</text:span><text:span text:style-name="T41">.</text:span><text:span text:style-name="T35">printWhitespaces</text:span><text:span text:style-name="T41">(</text:span><text:span text:style-name="T41">endgeLines </text:span><text:span text:style-name="T41">+ </text:span><text:span text:style-name="T41">endgeLines </text:span><text:span text:style-name="T41">+ </text:span><text:span text:style-name="T41">i </text:span><text:span text:style-name="T41">+ </text:span><text:span text:style-name="T41">1</text:span><text:span text:style-name="T41">);</text:span><text:line-break/><text:span text:style-name="T41"> <text:s text:c="19"/></text:span><text:span text:style-name="T35">continue</text:span><text:span text:style-name="T41">;</text:span><text:line-break/><text:span text:style-name="T41"> <text:s text:c="15"/>}</text:span><text:line-break/><text:line-break/><text:span text:style-name="T41"> <text:s text:c="15"/></text:span><text:span text:style-name="T35">if </text:span><text:span text:style-name="T41">(</text:span><text:span text:style-name="T41">nodes</text:span><text:span text:style-name="T41">.</text:span><text:span text:style-name="T41">get</text:span><text:span text:style-name="T41">(</text:span><text:span text:style-name="T41">j</text:span><text:span text:style-name="T41">).</text:span><text:span text:style-name="T41">leftChild </text:span><text:span text:style-name="T41">!= </text:span><text:span text:style-name="T35">null</text:span><text:span text:style-name="T41">)</text:span><text:line-break/><text:span text:style-name="T41"> <text:s text:c="19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/"</text:span><text:span text:style-name="T41">);</text:span><text:line-break/><text:span text:style-name="T41"> <text:s text:c="15"/></text:span><text:span text:style-name="T35">else</text:span><text:line-break/><text:span text:style-name="T35"> <text:s text:c="19"/></text:span><text:span text:style-name="T41">BTreePrinter</text:span><text:span text:style-name="T41">.</text:span><text:span text:style-name="T35">printWhitespaces</text:span><text:span text:style-name="T41">(</text:span><text:span text:style-name="T41">1</text:span><text:span text:style-name="T41">);</text:span><text:line-break/><text:line-break/><text:span text:style-name="T41"> <text:s text:c="15"/></text:span><text:span text:style-name="T41">BTreePrinter</text:span><text:span text:style-name="T41">.</text:span><text:span text:style-name="T35">printWhitespaces</text:span><text:span text:style-name="T41">(</text:span><text:span text:style-name="T41">i </text:span><text:span text:style-name="T41">+ </text:span><text:span text:style-name="T41">i </text:span><text:span text:style-name="T41">- </text:span><text:span text:style-name="T41">1</text:span><text:span text:style-name="T41">);</text:span><text:line-break/><text:line-break/><text:span text:style-name="T41"> <text:s text:c="15"/></text:span><text:span text:style-name="T35">if </text:span><text:span text:style-name="T41">(</text:span><text:span text:style-name="T41">nodes</text:span><text:span text:style-name="T41">.</text:span><text:span text:style-name="T41">get</text:span><text:span text:style-name="T41">(</text:span><text:span text:style-name="T41">j</text:span><text:span text:style-name="T41">).</text:span><text:span text:style-name="T41">rightChild </text:span><text:span text:style-name="T41">!= </text:span><text:span text:style-name="T35">null</text:span><text:span text:style-name="T41">)</text:span><text:line-break/><text:span text:style-name="T41"> <text:s text:c="19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</text:span><text:span text:style-name="T41">\\</text:span><text:span text:style-name="T41">"</text:span><text:span text:style-name="T41">);</text:span><text:line-break/><text:span text:style-name="T41"> <text:s text:c="15"/></text:span><text:span text:style-name="T35">else</text:span><text:line-break/><text:span text:style-name="T35"> <text:s text:c="19"/></text:span><text:span text:style-name="T41">BTreePrinter</text:span><text:span text:style-name="T41">.</text:span><text:span text:style-name="T35">printWhitespaces</text:span><text:span text:style-name="T41">(</text:span><text:span text:style-name="T41">1</text:span><text:span text:style-name="T41">);</text:span><text:line-break/><text:line-break/><text:span text:style-name="T41"> <text:s text:c="15"/></text:span><text:span text:style-name="T41">BTreePrinter</text:span><text:span text:style-name="T41">.</text:span><text:span text:style-name="T35">printWhitespaces</text:span><text:span text:style-name="T41">(</text:span><text:span text:style-name="T41">endgeLines </text:span><text:span text:style-name="T41">+ </text:span><text:span text:style-name="T41">endgeLines </text:span><text:span text:style-name="T41">- </text:span><text:span text:style-name="T41">i</text:span><text:span text:style-name="T41">);</text:span><text:line-break/><text:span text:style-name="T41"> <text:s text:c="11"/>}</text:span><text:line-break/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""</text:span><text:span text:style-name="T41">);</text:span><text:line-break/><text:span text:style-name="T41"> <text:s text:c="7"/>}</text:span><text:line-break/><text:line-break/><text:span text:style-name="T41"> <text:s text:c="7"/></text:span><text:span text:style-name="T35">printNodeInternal</text:span><text:span text:style-name="T41">(</text:span><text:span text:style-name="T41">newNodes</text:span><text:span text:style-name="T41">, </text:span><text:span text:style-name="T41">level </text:span><text:span text:style-name="T41">+ </text:span><text:span text:style-name="T41">1</text:span><text:span text:style-name="T41">, </text:span><text:span text:style-name="T41">maxLevel</text:span><text:span text:style-name="T41">)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void </text:span><text:span text:style-name="T41">printWhitespaces</text:span><text:span text:style-name="T41">(</text:span><text:span text:style-name="T35">int </text:span><text:span text:style-name="T41">count</text:span><text:span text:style-name="T41">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count</text:span><text:span text:style-name="T41">; </text:span><text:span text:style-name="T41">i</text:span><text:span text:style-name="T41">++)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 "</text:span><text:span text:style-name="T41">)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int </text:span><text:span text:style-name="T41">maxLevel</text:span><text:span text:style-name="T41">(</text:span><text:span text:style-name="T41">MyNode </text:span><text:span text:style-name="T41">node</text:span><text:span text:style-name="T41">) {</text:span><text:line-break/><text:span text:style-name="T41"> <text:s text:c="7"/></text:span><text:span text:style-name="T35">if </text:span><text:span text:style-name="T41">(</text:span><text:span text:style-name="T41">node </text:span><text:span text:style-name="T41">== </text:span><text:span text:style-name="T35">null</text:span><text:span text:style-name="T41">)</text:span><text:line-break/><text:span text:style-name="T41"> <text:s text:c="11"/></text:span><text:span text:style-name="T35">return </text:span><text:span text:style-name="T41">0</text:span><text:span text:style-name="T41">;</text:span><text:line-break/><text:line-break/><text:span text:style-name="T41"> <text:s text:c="7"/></text:span><text:span text:style-name="T35">return </text:span><text:span text:style-name="T41">Math</text:span><text:span text:style-name="T41">.</text:span><text:span text:style-name="T35">max</text:span><text:span text:style-name="T41">(</text:span><text:span text:style-name="T41">BTreePrinter</text:span><text:span text:style-name="T41">.</text:span><text:span text:style-name="T35">maxLevel</text:span><text:span text:style-name="T41">(</text:span><text:span text:style-name="T41">node</text:span><text:span text:style-name="T41">.</text:span><text:span text:style-name="T41">leftChild</text:span><text:span text:style-name="T41">), </text:span><text:span text:style-name="T41">BTreePrinter</text:span><text:span text:style-name="T41">.</text:span><text:span text:style-name="T35">maxLevel</text:span><text:span text:style-name="T41">(</text:span><text:span text:style-name="T41">node</text:span><text:span text:style-name="T41">.</text:span><text:span text:style-name="T41">rightChild</text:span><text:span text:style-name="T41">)) + </text:span><text:span text:style-name="T41">1</text:span><text:span text:style-name="T41">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</text:span><text:span text:style-name="T41">&lt;</text:span><text:span text:style-name="T41">T</text:span><text:span text:style-name="T41">&gt; </text:span><text:span text:style-name="T35">boolean </text:span><text:span text:style-name="T41">isAllElementsNull</text:span><text:span text:style-name="T41">(</text:span><text:span text:style-name="T35">List</text:span><text:span text:style-name="T41">&lt;</text:span><text:span text:style-name="T41">T</text:span><text:span text:style-name="T41">&gt; </text:span><text:span text:style-name="T41">list</text:span><text:span text:style-name="T41">) {</text:span><text:line-break/><text:span text:style-name="T41"> <text:s text:c="7"/></text:span><text:span text:style-name="T35">for </text:span><text:span text:style-name="T41">(</text:span><text:span text:style-name="T41">Object </text:span><text:span text:style-name="T41">object </text:span><text:span text:style-name="T41">: </text:span><text:span text:style-name="T41">list</text:span><text:span text:style-name="T41">) {</text:span><text:line-break/><text:span text:style-name="T41"> <text:s text:c="11"/></text:span><text:span text:style-name="T35">if </text:span><text:span text:style-name="T41">(</text:span><text:span text:style-name="T41">object </text:span><text:span text:style-name="T41">!= </text:span><text:span text:style-name="T35">null</text:span><text:span text:style-name="T41">)</text:span><text:line-break/><text:span text:style-name="T41"> <text:s text:c="15"/></text:span><text:span text:style-name="T35">return </text:span><text:span text:style-name="T35">false</text:span><text:span text:style-name="T41">;</text:span><text:line-break/><text:span text:style-name="T41"> <text:s text:c="7"/>}</text:span><text:line-break/><text:line-break/><text:span text:style-name="T41"> <text:s text:c="7"/></text:span><text:span text:style-name="T35">return </text:span><text:span text:style-name="T35">true</text:span><text:span text:style-name="T41">;</text:span><text:line-break/><text:span text:style-name="T41"> <text:s text:c="3"/>}</text:span><text:line-break/><text:span text:style-name="T41">}</text:span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Шифр Хафмена</text:p>
      <text:p text:style-name="P11"><text:span text:style-name="T35">import </text:span><text:span text:style-name="T41">java.util.ArrayList</text:span><text:span text:style-name="T41">;</text:span><text:line-break/><text:line-break/><text:span text:style-name="T35">public </text:span><text:span text:style-name="T35">class </text:span><text:span text:style-name="T41">Hofmann </text:span><text:span text:style-name="T41">{</text:span><text:line-break/><text:line-break/><text:span text:style-name="T41"> <text:s text:c="3"/></text:span><text:span text:style-name="T35">private </text:span><text:span text:style-name="T41">Tree </text:span><text:span text:style-name="T41">tree</text:span><text:span text:style-name="T41">;</text:span><text:line-break/><text:span text:style-name="T41"> <text:s text:c="3"/></text:span><text:span text:style-name="T35">private </text:span><text:span text:style-name="T41">LetterTable </text:span><text:span text:style-name="T41">lt</text:span><text:span text:style-name="T41">;</text:span><text:line-break/><text:span text:style-name="T41"> <text:s text:c="3"/></text:span><text:span text:style-name="T35">private </text:span><text:span text:style-name="T41">ArrayList</text:span><text:span text:style-name="T41">&lt;</text:span><text:span text:style-name="T41">MyNode</text:span><text:span text:style-name="T41">&gt; </text:span><text:span text:style-name="T41">mynodes </text:span><text:span text:style-name="T41">= </text:span><text:span text:style-name="T35">new </text:span><text:span text:style-name="T41">ArrayList</text:span><text:span text:style-name="T41">&lt;&gt;();</text:span><text:line-break/><text:line-break/><text:span text:style-name="T41"> <text:s text:c="3"/></text:span><text:span text:style-name="T35">private </text:span><text:span text:style-name="T35">char</text:span><text:span text:style-name="T41">[] </text:span><text:span text:style-name="T41">binaryLetters</text:span><text:span text:style-name="T41">;</text:span><text:line-break/><text:span text:style-name="T41"> <text:s text:c="3"/></text:span><text:span text:style-name="T35">private </text:span><text:span text:style-name="T41">String</text:span><text:span text:style-name="T41">[] </text:span><text:span text:style-name="T41">binaryValues</text:span><text:span text:style-name="T41">;</text:span><text:line-break/><text:line-break/><text:span text:style-name="T41"> <text:s text:c="3"/></text:span><text:span text:style-name="T35">public </text:span><text:span text:style-name="T41">String </text:span><text:span text:style-name="T41">code</text:span><text:span text:style-name="T41">(</text:span><text:span text:style-name="T41">String </text:span><text:span text:style-name="T41">str</text:span><text:span text:style-name="T41">) {</text:span><text:line-break/><text:span text:style-name="T41"> <text:s text:c="7"/></text:span><text:span text:style-name="T41">StringBuilder </text:span><text:span text:style-name="T41">result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7"/></text:span><text:span text:style-name="T41">lt </text:span><text:span text:style-name="T41">= </text:span><text:span text:style-name="T35">new </text:span><text:span text:style-name="T41">LetterTable</text:span><text:span text:style-name="T41">(</text:span><text:span text:style-name="T41">str</text:span><text:span text:style-name="T41">);</text:span><text:line-break/><text:line-break/><text:line-break/><text:span text:style-name="T41"> <text:s text:c="7"/></text:span><text:span text:style-name="T41">binaryLetters </text:span><text:span text:style-name="T41">= </text:span><text:span text:style-name="T35">new char</text:span><text:span text:style-name="T41">[</text:span><text:span text:style-name="T41">lt</text:span><text:span text:style-name="T41">.</text:span><text:span text:style-name="T41">getLetters</text:span><text:span text:style-name="T41">().</text:span><text:span text:style-name="T41">length</text:span><text:span text:style-name="T41">];</text:span><text:line-break/><text:span text:style-name="T41"> <text:s text:c="7"/></text:span><text:span text:style-name="T41">binaryValues </text:span><text:span text:style-name="T41">= </text:span><text:span text:style-name="T35">new </text:span><text:span text:style-name="T41">String</text:span><text:span text:style-name="T41">[</text:span><text:span text:style-name="T41">lt</text:span><text:span text:style-name="T41">.</text:span><text:span text:style-name="T41">getLetters</text:span><text:span text:style-name="T41">().</text:span><text:span text:style-name="T41">length</text:span><text:span text:style-name="T41">];</text:span><text:line-break/><text:line-break/><text:span text:style-name="T41"> <text:s text:c="7"/></text:span><text:span text:style-name="T41">NodeList </text:span><text:span text:style-name="T41">nl </text:span><text:span text:style-name="T41">= </text:span><text:span text:style-name="T35">new </text:span><text:span text:style-name="T41">NodeList</text:span><text:span text:style-name="T41">(</text:span><text:span text:style-name="T41">lt</text:span><text:span text:style-name="T41">.</text:span><text:span text:style-name="T41">getLetters</text:span><text:span text:style-name="T41">(), </text:span><text:span text:style-name="T41">lt</text:span><text:span text:style-name="T41">.</text:span><text:span text:style-name="T41">getValues</text:span><text:span text:style-name="T41">());</text:span><text:line-break/><text:span text:style-name="T41"> <text:s text:c="7"/></text:span><text:span text:style-name="T41">mynodes</text:span><text:span text:style-name="T41">.</text:span><text:span text:style-name="T41">addAll</text:span><text:span text:style-name="T41">(</text:span><text:span text:style-name="T41">nl</text:span><text:span text:style-name="T41">.</text:span><text:span text:style-name="T41">getNodeArray</text:span><text:span text:style-name="T41">());</text:span><text:line-break/><text:line-break/><text:span text:style-name="T41"> <text:s text:c="7"/></text:span><text:span text:style-name="T35">while </text:span><text:span text:style-name="T41">(</text:span><text:span text:style-name="T41">nl</text:span><text:span text:style-name="T41">.</text:span><text:span text:style-name="T41">getNodeArray</text:span><text:span text:style-name="T41">().</text:span><text:span text:style-name="T41">size</text:span><text:span text:style-name="T41">() &gt; </text:span><text:span text:style-name="T41">2</text:span><text:span text:style-name="T41">) {</text:span><text:line-break/><text:line-break/><text:span text:style-name="T41"> <text:s text:c="11"/></text:span><text:span text:style-name="T41">ArrayList</text:span><text:span text:style-name="T41">&lt;</text:span><text:span text:style-name="T41">MyNode</text:span><text:span text:style-name="T41">&gt; </text:span><text:span text:style-name="T41">nd </text:span><text:span text:style-name="T41">= </text:span><text:span text:style-name="T35">new </text:span><text:span text:style-name="T41">ArrayList</text:span><text:span text:style-name="T41">&lt;&gt;();</text:span><text:line-break/><text:span text:style-name="T41"> <text:s text:c="11"/></text:span><text:span text:style-name="T41">MyNode </text:span><text:span text:style-name="T41">newNode </text:span><text:span text:style-name="T41">= </text:span><text:span text:style-name="T35">new </text:span><text:span text:style-name="T41">MyNode</text:span><text:span text:style-name="T41">(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0</text:span><text:span text:style-name="T41">).</text:span><text:span text:style-name="T41">key </text:span><text:span text:style-name="T41">+ 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1</text:span><text:span text:style-name="T41">).</text:span><text:span text:style-name="T41">key <text:s/></text:span><text:span text:style-name="T41">, </text:span><text:span text:style-name="T41">'.'</text:span><text:span text:style-name="T41">);</text:span><text:line-break/><text:line-break/><text:span text:style-name="T41"> <text:s text:c="11"/>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0</text:span><text:span text:style-name="T41">).</text:span><text:span text:style-name="T41">parent </text:span><text:span text:style-name="T41">= </text:span><text:span text:style-name="T41">newNode</text:span><text:span text:style-name="T41">;</text:span><text:line-break/><text:span text:style-name="T41"> <text:s text:c="11"/>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1</text:span><text:span text:style-name="T41">).</text:span><text:span text:style-name="T41">parent </text:span><text:span text:style-name="T41">= </text:span><text:span text:style-name="T41">newNode</text:span><text:span text:style-name="T41">;</text:span><text:line-break/><text:span text:style-name="T41"> <text:s text:c="11"/></text:span><text:span text:style-name="T41">newNode</text:span><text:span text:style-name="T41">.</text:span><text:span text:style-name="T41">rightChild </text:span><text:span text:style-name="T41">= 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0</text:span><text:span text:style-name="T41">);</text:span><text:line-break/><text:span text:style-name="T41"> <text:s text:c="11"/></text:span><text:span text:style-name="T41">newNode</text:span><text:span text:style-name="T41">.</text:span><text:span text:style-name="T41">leftChild </text:span><text:span text:style-name="T41">= 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1</text:span><text:span text:style-name="T41">);</text:span><text:line-break/><text:span text:style-name="T41"> <text:s text:c="11"/></text:span><text:span text:style-name="T41">nd</text:span><text:span text:style-name="T41">.</text:span><text:span text:style-name="T41">add</text:span><text:span text:style-name="T41">(</text:span><text:span text:style-name="T41">newNode</text:span><text:span text:style-name="T41">);</text:span><text:line-break/><text:line-break/><text:span text:style-name="T41"> <text:s text:c="11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2</text:span><text:span text:style-name="T41">; </text:span><text:span text:style-name="T41">i </text:span><text:span text:style-name="T41">&lt; </text:span><text:span text:style-name="T41">nl</text:span><text:span text:style-name="T41">.</text:span><text:span text:style-name="T41">getNodeArray</text:span><text:span text:style-name="T41">().</text:span><text:span text:style-name="T41">size</text:span><text:span text:style-name="T41">(); </text:span><text:span text:style-name="T41">i</text:span><text:span text:style-name="T41">++) {</text:span><text:line-break/><text:span text:style-name="T41"> <text:s text:c="15"/></text:span><text:span text:style-name="T41">nd</text:span><text:span text:style-name="T41">.</text:span><text:span text:style-name="T41">add</text:span><text:span text:style-name="T41">(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i</text:span><text:span text:style-name="T41">));</text:span><text:line-break/><text:span text:style-name="T41"> <text:s text:c="11"/>}</text:span><text:line-break/><text:line-break/><text:span text:style-name="T41"> <text:s text:c="11"/></text:span><text:span text:style-name="T41">nl</text:span><text:span text:style-name="T41">.</text:span><text:span text:style-name="T41">set</text:span><text:span text:style-name="T41">(</text:span><text:span text:style-name="T41">nd</text:span><text:span text:style-name="T41">);</text:span><text:line-break/><text:span text:style-name="T41"> <text:s text:c="11"/></text:span><text:span text:style-name="T41">nl</text:span><text:span text:style-name="T41">.</text:span><text:span text:style-name="T41">sortArray</text:span><text:span text:style-name="T41">();</text:span><text:line-break/><text:span text:style-name="T41"> <text:s text:c="7"/>}</text:span><text:line-break/><text:line-break/><text:span text:style-name="T41"> <text:s text:c="7"/></text:span><text:span text:style-name="T41">MyNode </text:span><text:span text:style-name="T41">root </text:span><text:span text:style-name="T41">= </text:span><text:span text:style-name="T35">new </text:span><text:span text:style-name="T41">MyNode</text:span><text:span text:style-name="T41">(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0</text:span><text:span text:style-name="T41">).</text:span><text:span text:style-name="T41">key </text:span><text:span text:style-name="T41">+ 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1</text:span><text:span text:style-name="T41">).</text:span><text:span text:style-name="T41">key</text:span><text:span text:style-name="T41">, </text:span><text:span text:style-name="T41">'.'</text:span><text:span text:style-name="T41">);</text:span><text:line-break/><text:span text:style-name="T41"> <text:s text:c="7"/></text:span><text:span text:style-name="T41">tree </text:span><text:span text:style-name="T41">= </text:span><text:span text:style-name="T35">new </text:span><text:span text:style-name="T41">Tree</text:span><text:span text:style-name="T41">();</text:span><text:line-break/><text:span text:style-name="T41"> <text:s text:c="7"/></text:span><text:span text:style-name="T41">root</text:span><text:span text:style-name="T41">.</text:span><text:span text:style-name="T41">rightChild </text:span><text:span text:style-name="T41">= 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0</text:span><text:span text:style-name="T41">);</text:span><text:line-break/><text:span text:style-name="T41"> <text:s text:c="7"/></text:span><text:span text:style-name="T41">root</text:span><text:span text:style-name="T41">.</text:span><text:span text:style-name="T41">leftChild </text:span><text:span text:style-name="T41">= 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1</text:span><text:span text:style-name="T41">);</text:span><text:line-break/><text:span text:style-name="T41"> <text:s text:c="7"/>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0</text:span><text:span text:style-name="T41">).</text:span><text:span text:style-name="T41">parent </text:span><text:span text:style-name="T41">= </text:span><text:span text:style-name="T41">root</text:span><text:span text:style-name="T41">;</text:span><text:line-break/><text:span text:style-name="T41"> <text:s text:c="7"/></text:span><text:span text:style-name="T41">nl</text:span><text:span text:style-name="T41">.</text:span><text:span text:style-name="T41">getNodeArray</text:span><text:span text:style-name="T41">().</text:span><text:span text:style-name="T41">get</text:span><text:span text:style-name="T41">(</text:span><text:span text:style-name="T41">1</text:span><text:span text:style-name="T41">).</text:span><text:span text:style-name="T41">parent </text:span><text:span text:style-name="T41">= </text:span><text:span text:style-name="T41">root</text:span><text:span text:style-name="T41">;</text:span><text:line-break/><text:span text:style-name="T41"> <text:s text:c="7"/></text:span><text:span text:style-name="T41">tree</text:span><text:span text:style-name="T41">.</text:span><text:span text:style-name="T41">root </text:span><text:span text:style-name="T41">= </text:span><text:span text:style-name="T41">root</text:span><text:span text:style-name="T41">;</text:span><text:line-break/><text:span text:style-name="T41"> <text:s text:c="7"/></text:span><text:span text:style-name="T41">BTreePrinter</text:span><text:span text:style-name="T41">.</text:span><text:span text:style-name="T35">printNode</text:span><text:span text:style-name="T41">(</text:span><text:span text:style-name="T41">tree</text:span><text:span text:style-name="T41">.</text:span><text:span text:style-name="T41">root</text:span><text:span text:style-name="T41">);</text:span><text:line-break/><text:line-break/><text:span text:style-name="T41"> <text:s text:c="7"/></text:span><text:span text:style-name="T35">int </text:span><text:span text:style-name="T41">index </text:span><text:span text:style-name="T41">= </text:span><text:span text:style-name="T41">0</text:span><text:span text:style-name="T41">;</text:span><text:line-break/><text:span text:style-name="T41"> <text:s text:c="7"/></text:span><text:span text:style-name="T35">for </text:span><text:span text:style-name="T41">(</text:span><text:span text:style-name="T41">MyNode </text:span><text:span text:style-name="T41">node</text:span><text:span text:style-name="T41">: </text:span><text:span text:style-name="T41">mynodes</text:span><text:span text:style-name="T41">) {</text:span><text:line-break/><text:span text:style-name="T41"> <text:s text:c="11"/></text:span><text:span text:style-name="T41">MyNode </text:span><text:span text:style-name="T41">currentNode </text:span><text:span text:style-name="T41">= </text:span><text:span text:style-name="T41">node</text:span><text:span text:style-name="T41">;</text:span><text:line-break/><text:span text:style-name="T41"> <text:s text:c="11"/></text:span><text:span text:style-name="T41">StringBuilder </text:span><text:span text:style-name="T41">code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11"/></text:span><text:span text:style-name="T35">while</text:span><text:span text:style-name="T41">(</text:span><text:span text:style-name="T41">currentNode</text:span><text:span text:style-name="T41">.</text:span><text:span text:style-name="T41">parent </text:span><text:span text:style-name="T41">!= </text:span><text:span text:style-name="T35">null</text:span><text:span text:style-name="T41">) {</text:span><text:line-break/><text:line-break/><text:span text:style-name="T41"> <text:s text:c="15"/></text:span><text:span text:style-name="T41">MyNode </text:span><text:span text:style-name="T41">parentNode </text:span><text:span text:style-name="T41">= </text:span><text:span text:style-name="T41">currentNode</text:span><text:span text:style-name="T41">.</text:span><text:span text:style-name="T41">parent</text:span><text:span text:style-name="T41">;</text:span><text:line-break/><text:span text:style-name="T41"> <text:s text:c="15"/></text:span><text:span text:style-name="T35">if </text:span><text:span text:style-name="T41">(</text:span><text:span text:style-name="T41">parentNode</text:span><text:span text:style-name="T41">.</text:span><text:span text:style-name="T41">leftChild </text:span><text:span text:style-name="T41">== </text:span><text:span text:style-name="T41">currentNode</text:span><text:span text:style-name="T41">) {</text:span><text:line-break/><text:span text:style-name="T41"> <text:s text:c="19"/></text:span><text:span text:style-name="T41">code</text:span><text:span text:style-name="T41">.</text:span><text:span text:style-name="T41">append</text:span><text:span text:style-name="T41">(</text:span><text:span text:style-name="T41">"0"</text:span><text:span text:style-name="T41">);</text:span><text:line-break/><text:span text:style-name="T41"> <text:s text:c="15"/>} </text:span><text:span text:style-name="T35">else </text:span><text:span text:style-name="T41">{</text:span><text:line-break/><text:span text:style-name="T41"> <text:s text:c="19"/></text:span><text:span text:style-name="T41">code</text:span><text:span text:style-name="T41">.</text:span><text:span text:style-name="T41">append</text:span><text:span text:style-name="T41">(</text:span><text:span text:style-name="T41">"1"</text:span><text:span text:style-name="T41">);</text:span><text:line-break/><text:span text:style-name="T41"> <text:s text:c="15"/>}</text:span><text:line-break/><text:line-break/><text:span text:style-name="T41"> <text:s text:c="15"/></text:span><text:span text:style-name="T41">currentNode </text:span><text:span text:style-name="T41">= </text:span><text:span text:style-name="T41">parentNode</text:span><text:span text:style-name="T41">;</text:span><text:line-break/><text:line-break/><text:span text:style-name="T41"> <text:s text:c="11"/>}</text:span><text:line-break/><text:span text:style-name="T41"> <text:s text:c="11"/></text:span><text:span text:style-name="T41">binaryLetters</text:span><text:span text:style-name="T41">[</text:span><text:span text:style-name="T41">index</text:span><text:span text:style-name="T41">] = </text:span><text:span text:style-name="T41">mynodes</text:span><text:span text:style-name="T41">.</text:span><text:span text:style-name="T41">get</text:span><text:span text:style-name="T41">(</text:span><text:span text:style-name="T41">index</text:span><text:span text:style-name="T41">).</text:span><text:span text:style-name="T41">data</text:span><text:span text:style-name="T41">;</text:span><text:line-break/><text:span text:style-name="T41"> <text:s text:c="11"/></text:span><text:span text:style-name="T41">binaryValues</text:span><text:span text:style-name="T41">[</text:span><text:span text:style-name="T41">index</text:span><text:span text:style-name="T41">] = </text:span><text:span text:style-name="T41">code</text:span><text:span text:style-name="T41">.</text:span><text:span text:style-name="T41">reverse</text:span><text:span text:style-name="T41">().</text:span><text:span text:style-name="T41">toString</text:span><text:span text:style-name="T41">();</text:span><text:line-break/><text:span text:style-name="T41"> <text:s text:c="11"/></text:span><text:span text:style-name="T41">index</text:span><text:span text:style-name="T41">++;</text:span><text:line-break/><text:span text:style-name="T41"> <text:s text:c="7"/>}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binaryLetters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binaryLetters</text:span><text:span text:style-name="T41">[</text:span><text:span text:style-name="T41">i</text:span><text:span text:style-name="T41">] + </text:span><text:span text:style-name="T41">" | " </text:span><text:span text:style-name="T41">+ </text:span><text:span text:style-name="T41">binaryValues</text:span><text:span text:style-name="T41">[</text:span><text:span text:style-name="T41">i</text:span><text:span text:style-name="T41">]);</text:span><text:line-break/><text:span text:style-name="T41"> <text:s text:c="7"/>}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str</text:span><text:span text:style-name="T41">.</text:span><text:span text:style-name="T41">length</text:span><text:span text:style-name="T41">(); </text:span><text:span text:style-name="T41">i</text:span><text:span text:style-name="T41">++) {</text:span><text:line-break/><text:span text:style-name="T41"> <text:s text:c="11"/></text:span><text:span text:style-name="T35">for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; </text:span><text:span text:style-name="T41">j </text:span><text:span text:style-name="T41">&lt; </text:span><text:span text:style-name="T41">binaryLetters</text:span><text:span text:style-name="T41">.</text:span><text:span text:style-name="T41">length</text:span><text:span text:style-name="T41">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str</text:span><text:span text:style-name="T41">.</text:span><text:span text:style-name="T41">charAt</text:span><text:span text:style-name="T41">(</text:span><text:span text:style-name="T41">i</text:span><text:span text:style-name="T41">) == </text:span><text:span text:style-name="T41">binaryLetters</text:span><text:span text:style-name="T41">[</text:span><text:span text:style-name="T41">j</text:span><text:span text:style-name="T41">]) </text:span><text:span text:style-name="T41">result</text:span><text:span text:style-name="T41">.</text:span><text:span text:style-name="T41">append</text:span><text:span text:style-name="T41">(</text:span><text:span text:style-name="T41">binaryValues</text:span><text:span text:style-name="T41">[</text:span><text:span text:style-name="T41">j</text:span><text:span text:style-name="T41">]);</text:span><text:line-break/><text:span text:style-name="T41"> <text:s text:c="11"/>}</text:span><text:line-break/><text:span text:style-name="T41"> <text:s text:c="7"/>}</text:span><text:line-break/><text:span text:style-name="T41"> <text:s text:c="7"/></text:span><text:span text:style-name="T35">return </text:span><text:span text:style-name="T41">result</text:span><text:span text:style-name="T41">.</text:span><text:span text:style-name="T41">toString</text:span><text:span text:style-name="T41">();</text:span><text:line-break/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41">String </text:span><text:span text:style-name="T41">decode</text:span><text:span text:style-name="T41">(</text:span><text:span text:style-name="T41">String </text:span><text:span text:style-name="T41">code</text:span><text:span text:style-name="T41">) {</text:span><text:line-break/><text:span text:style-name="T41"> <text:s text:c="7"/></text:span><text:span text:style-name="T41">StringBuilder </text:span><text:span text:style-name="T41">result </text:span><text:span text:style-name="T41">= </text:span><text:span text:style-name="T35">new </text:span><text:span text:style-name="T41">StringBuilder</text:span><text:span text:style-name="T41">();</text:span><text:line-break/><text:span text:style-name="T41"> <text:s text:c="7"/></text:span><text:span text:style-name="T41">MyNode </text:span><text:span text:style-name="T41">current </text:span><text:span text:style-name="T41">= </text:span><text:span text:style-name="T41">tree</text:span><text:span text:style-name="T41">.</text:span><text:span text:style-name="T41">root</text:span><text:span text:style-name="T41">;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code</text:span><text:span text:style-name="T41">.</text:span><text:span text:style-name="T41">length</text:span><text:span text:style-name="T41">(); </text:span><text:span text:style-name="T41">i</text:span><text:span text:style-name="T41">++) {</text:span><text:line-break/><text:span text:style-name="T41"> <text:s text:c="11"/></text:span><text:span text:style-name="T35">if </text:span><text:span text:style-name="T41">(</text:span><text:span text:style-name="T41">code</text:span><text:span text:style-name="T41">.</text:span><text:span text:style-name="T41">charAt</text:span><text:span text:style-name="T41">(</text:span><text:span text:style-name="T41">i</text:span><text:span text:style-name="T41">) == </text:span><text:span text:style-name="T41">'0'</text:span><text:span text:style-name="T41">) </text:span><text:span text:style-name="T41">current </text:span><text:span text:style-name="T41">= </text:span><text:span text:style-name="T41">current</text:span><text:span text:style-name="T41">.</text:span><text:span text:style-name="T41">leftChild</text:span><text:span text:style-name="T41">;</text:span><text:line-break/><text:span text:style-name="T41"> <text:s text:c="11"/></text:span><text:span text:style-name="T35">else </text:span><text:span text:style-name="T41">current </text:span><text:span text:style-name="T41">= </text:span><text:span text:style-name="T41">current</text:span><text:span text:style-name="T41">.</text:span><text:span text:style-name="T41">rightChild</text:span><text:span text:style-name="T41">;</text:span><text:line-break/><text:line-break/><text:span text:style-name="T41"> <text:s text:c="11"/></text:span><text:span text:style-name="T35">if </text:span><text:span text:style-name="T41">(</text:span><text:span text:style-name="T41">current</text:span><text:span text:style-name="T41">.</text:span><text:span text:style-name="T41">leftChild </text:span><text:span text:style-name="T41">== </text:span><text:span text:style-name="T35">null </text:span><text:span text:style-name="T41">&amp; </text:span><text:span text:style-name="T41">current</text:span><text:span text:style-name="T41">.</text:span><text:span text:style-name="T41">rightChild </text:span><text:span text:style-name="T41">== </text:span><text:span text:style-name="T35">null</text:span><text:span text:style-name="T41">) {</text:span><text:line-break/><text:span text:style-name="T41"> <text:s text:c="15"/></text:span><text:span text:style-name="T41">result</text:span><text:span text:style-name="T41">.</text:span><text:span text:style-name="T41">append</text:span><text:span text:style-name="T41">(</text:span><text:span text:style-name="T41">current</text:span><text:span text:style-name="T41">.</text:span><text:span text:style-name="T41">data</text:span><text:span text:style-name="T41">);</text:span><text:line-break/><text:span text:style-name="T41"> <text:s text:c="15"/></text:span><text:span text:style-name="T41">current </text:span><text:span text:style-name="T41">= </text:span><text:span text:style-name="T41">tree</text:span><text:span text:style-name="T41">.</text:span><text:span text:style-name="T41">root</text:span><text:span text:style-name="T41">;</text:span><text:line-break/><text:span text:style-name="T41"> <text:s text:c="11"/>}</text:span><text:line-break/><text:span text:style-name="T41"> <text:s text:c="7"/>}</text:span><text:line-break/><text:line-break/><text:span text:style-name="T41"> <text:s text:c="7"/></text:span><text:span text:style-name="T35">return </text:span><text:span text:style-name="T41">result</text:span><text:span text:style-name="T41">.</text:span><text:span text:style-name="T41">toString</text:span><text:span text:style-name="T41">();</text:span><text:line-break/><text:span text:style-name="T41"> <text:s text:c="3"/>}</text:span><text:line-break/><text:span text:style-name="T41">}</text:span><text:line-break/></text:p>
      <text:p text:style-name="P11"><text:soft-page-break/><text:span text:style-name="T35">import </text:span><text:span text:style-name="T41">java.util.ArrayList</text:span><text:span text:style-name="T41">;</text:span><text:line-break/><text:line-break/><text:span text:style-name="T35">public </text:span><text:span text:style-name="T35">class </text:span><text:span text:style-name="T41">NodeList </text:span><text:span text:style-name="T41">{</text:span><text:line-break/><text:line-break/><text:span text:style-name="T41"> <text:s text:c="3"/></text:span><text:span text:style-name="T35">private </text:span><text:span text:style-name="T41">ArrayList</text:span><text:span text:style-name="T41">&lt;</text:span><text:span text:style-name="T41">MyNode</text:span><text:span text:style-name="T41">&gt; </text:span><text:span text:style-name="T41">nodeArray </text:span><text:span text:style-name="T41">= </text:span><text:span text:style-name="T35">new </text:span><text:span text:style-name="T41">ArrayList</text:span><text:span text:style-name="T41">&lt;&gt;();</text:span><text:line-break/><text:line-break/><text:line-break/><text:span text:style-name="T41"> <text:s text:c="3"/></text:span><text:span text:style-name="T41">NodeList</text:span><text:span text:style-name="T41">(</text:span><text:span text:style-name="T35">char</text:span><text:span text:style-name="T41">[] </text:span><text:span text:style-name="T41">data</text:span><text:span text:style-name="T41">, </text:span><text:span text:style-name="T35">int</text:span><text:span text:style-name="T41">[] </text:span><text:span text:style-name="T41">key</text:span><text:span text:style-name="T41">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data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41">MyNode </text:span><text:span text:style-name="T41">node </text:span><text:span text:style-name="T41">= </text:span><text:span text:style-name="T35">new </text:span><text:span text:style-name="T41">MyNode</text:span><text:span text:style-name="T41">(</text:span><text:span text:style-name="T41">key</text:span><text:span text:style-name="T41">[</text:span><text:span text:style-name="T41">i</text:span><text:span text:style-name="T41">], </text:span><text:span text:style-name="T41">data</text:span><text:span text:style-name="T41">[</text:span><text:span text:style-name="T41">i</text:span><text:span text:style-name="T41">]);</text:span><text:line-break/><text:span text:style-name="T41"> <text:s text:c="11"/></text:span><text:span text:style-name="T41">nodeArray</text:span><text:span text:style-name="T41">.</text:span><text:span text:style-name="T41">add</text:span><text:span text:style-name="T41">(</text:span><text:span text:style-name="T41">node</text:span><text:span text:style-name="T41">);</text:span><text:line-break/><text:span text:style-name="T41"> <text:s text:c="7"/>}</text:span><text:line-break/><text:span text:style-name="T41"> <text:s text:c="7"/></text:span><text:span text:style-name="T35">this</text:span><text:span text:style-name="T41">.</text:span><text:span text:style-name="T41">sortArray</text:span><text:span text:style-name="T41">()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41">ArrayList</text:span><text:span text:style-name="T41">&lt;</text:span><text:span text:style-name="T41">MyNode</text:span><text:span text:style-name="T41">&gt; </text:span><text:span text:style-name="T41">getNodeArray</text:span><text:span text:style-name="T41">() {</text:span><text:line-break/><text:span text:style-name="T41"> <text:s text:c="7"/></text:span><text:span text:style-name="T35">return </text:span><text:span text:style-name="T41">nodeArray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set</text:span><text:span text:style-name="T41">(</text:span><text:span text:style-name="T41">ArrayList</text:span><text:span text:style-name="T41">&lt;</text:span><text:span text:style-name="T41">MyNode</text:span><text:span text:style-name="T41">&gt; </text:span><text:span text:style-name="T41">nd</text:span><text:span text:style-name="T41">) {</text:span><text:line-break/><text:span text:style-name="T41"> <text:s text:c="7"/></text:span><text:span text:style-name="T41">nodeArray </text:span><text:span text:style-name="T41">= </text:span><text:span text:style-name="T41">nd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void </text:span><text:span text:style-name="T41">add</text:span><text:span text:style-name="T41">(</text:span><text:span text:style-name="T41">MyNode </text:span><text:span text:style-name="T41">node</text:span><text:span text:style-name="T41">) {</text:span><text:line-break/><text:span text:style-name="T41"> <text:s text:c="7"/></text:span><text:span text:style-name="T41">nodeArray</text:span><text:span text:style-name="T41">.</text:span><text:span text:style-name="T41">add</text:span><text:span text:style-name="T41">(</text:span><text:span text:style-name="T41">node</text:span><text:span text:style-name="T41">);</text:span><text:line-break/><text:span text:style-name="T41"> <text:s text:c="7"/></text:span><text:span text:style-name="T35">this</text:span><text:span text:style-name="T41">.</text:span><text:span text:style-name="T41">sortArray</text:span><text:span text:style-name="T41">()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sortArray</text:span><text:span text:style-name="T41">(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nodeArray</text:span><text:span text:style-name="T41">.</text:span><text:span text:style-name="T41">size</text:span><text:span text:style-name="T41">(); </text:span><text:span text:style-name="T41">i</text:span><text:span text:style-name="T41">++) {</text:span><text:line-break/><text:span text:style-name="T41"> <text:s text:c="11"/></text:span><text:span text:style-name="T41">MyNode </text:span><text:span text:style-name="T41">min </text:span><text:span text:style-name="T41">= </text:span><text:span text:style-name="T41">nodeArray</text:span><text:span text:style-name="T41">.</text:span><text:span text:style-name="T41">get</text:span><text:span text:style-name="T41">(</text:span><text:span text:style-name="T41">i</text:span><text:span text:style-name="T41">);</text:span><text:line-break/><text:span text:style-name="T41"> <text:s text:c="11"/></text:span><text:span text:style-name="T35">int </text:span><text:span text:style-name="T41">minId </text:span><text:span text:style-name="T41">= </text:span><text:span text:style-name="T41">i</text:span><text:span text:style-name="T41">;</text:span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i </text:span><text:span text:style-name="T41">+ </text:span><text:span text:style-name="T41">1</text:span><text:span text:style-name="T41">; </text:span><text:span text:style-name="T41">j </text:span><text:span text:style-name="T41">&lt; </text:span><text:span text:style-name="T41">nodeArray</text:span><text:span text:style-name="T41">.</text:span><text:span text:style-name="T41">size</text:span><text:span text:style-name="T41">()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nodeArray</text:span><text:span text:style-name="T41">.</text:span><text:span text:style-name="T41">get</text:span><text:span text:style-name="T41">(</text:span><text:span text:style-name="T41">j</text:span><text:span text:style-name="T41">).</text:span><text:span text:style-name="T41">key </text:span><text:span text:style-name="T41">&lt; </text:span><text:span text:style-name="T41">min</text:span><text:span text:style-name="T41">.</text:span><text:span text:style-name="T41">key</text:span><text:span text:style-name="T41">) {</text:span><text:line-break/><text:span text:style-name="T41"> <text:s text:c="19"/></text:span><text:span text:style-name="T41">min </text:span><text:span text:style-name="T41">= </text:span><text:span text:style-name="T41">nodeArray</text:span><text:span text:style-name="T41">.</text:span><text:span text:style-name="T41">get</text:span><text:span text:style-name="T41">(</text:span><text:span text:style-name="T41">j</text:span><text:span text:style-name="T41">);</text:span><text:line-break/><text:span text:style-name="T41"> <text:s text:c="19"/></text:span><text:span text:style-name="T41">minId </text:span><text:span text:style-name="T41">= </text:span><text:span text:style-name="T41">j</text:span><text:span text:style-name="T41">;</text:span><text:line-break/><text:span text:style-name="T41"> <text:s text:c="15"/>}</text:span><text:line-break/><text:span text:style-name="T41"> <text:s text:c="11"/>}</text:span><text:line-break/><text:line-break/><text:span text:style-name="T41"> <text:s text:c="11"/></text:span><text:span text:style-name="T41">MyNode </text:span><text:span text:style-name="T41">temp </text:span><text:span text:style-name="T41">= </text:span><text:span text:style-name="T41">nodeArray</text:span><text:span text:style-name="T41">.</text:span><text:span text:style-name="T41">get</text:span><text:span text:style-name="T41">(</text:span><text:span text:style-name="T41">i</text:span><text:span text:style-name="T41">);</text:span><text:line-break/><text:span text:style-name="T41"> <text:s text:c="11"/></text:span><text:span text:style-name="T41">nodeArray</text:span><text:span text:style-name="T41">.</text:span><text:span text:style-name="T41">set</text:span><text:span text:style-name="T41">(</text:span><text:span text:style-name="T41">i</text:span><text:span text:style-name="T41">, </text:span><text:span text:style-name="T41">min</text:span><text:span text:style-name="T41">);</text:span><text:line-break/><text:span text:style-name="T41"> <text:s text:c="11"/></text:span><text:span text:style-name="T41">nodeArray</text:span><text:span text:style-name="T41">.</text:span><text:span text:style-name="T41">set</text:span><text:span text:style-name="T41">(</text:span><text:span text:style-name="T41">minId</text:span><text:span text:style-name="T41">, </text:span><text:span text:style-name="T41">temp</text:span><text:span text:style-name="T41">);</text:span><text:line-break/><text:span text:style-name="T41"> <text:s text:c="7"/>}</text:span><text:line-break/><text:span text:style-name="T41"> <text:s text:c="3"/>}</text:span><text:line-break/><text:span text:style-name="T41">}</text:span><text:line-break/></text:p>
      <text:p text:style-name="P11"><text:span text:style-name="T35">public </text:span><text:span text:style-name="T35">class </text:span><text:span text:style-name="T41">LetterTable </text:span><text:span text:style-name="T41">{</text:span><text:line-break/><text:line-break/><text:line-break/><text:span text:style-name="T41"> <text:s text:c="3"/></text:span><text:span text:style-name="T35">private </text:span><text:span text:style-name="T35">final char</text:span><text:span text:style-name="T41">[] </text:span><text:span text:style-name="T41">letters</text:span><text:span text:style-name="T41">;</text:span><text:line-break/><text:span text:style-name="T41"> <text:s text:c="3"/></text:span><text:span text:style-name="T35">private </text:span><text:span text:style-name="T35">final int</text:span><text:span text:style-name="T41">[] </text:span><text:span text:style-name="T41">values</text:span><text:span text:style-name="T41">;</text:span><text:line-break/><text:line-break/><text:line-break/><text:span text:style-name="T41"> <text:s text:c="3"/></text:span><text:span text:style-name="T41">LetterTable</text:span><text:span text:style-name="T41">(</text:span><text:span text:style-name="T41">String </text:span><text:span text:style-name="T41">str</text:span><text:span text:style-name="T41">) {</text:span><text:line-break/><text:span text:style-name="T41"> <text:s text:c="7"/></text:span><text:span text:style-name="T35">this</text:span><text:span text:style-name="T41">.</text:span><text:span text:style-name="T41">letters </text:span><text:span text:style-name="T41">= </text:span><text:span text:style-name="T35">countLetters</text:span><text:span text:style-name="T41">(</text:span><text:span text:style-name="T41">str</text:span><text:span text:style-name="T41">);</text:span><text:line-break/><text:span text:style-name="T41"> <text:s text:c="7"/></text:span><text:span text:style-name="T35">this</text:span><text:span text:style-name="T41">.</text:span><text:span text:style-name="T41">values </text:span><text:span text:style-name="T41">= </text:span><text:span text:style-name="T41">countValues</text:span><text:span text:style-name="T41">(</text:span><text:span text:style-name="T41">str</text:span><text:span text:style-name="T41">);</text:span><text:line-break/><text:span text:style-name="T41"> <text:s text:c="7"/></text:span><text:span text:style-name="T41">sortByValues</text:span><text:span text:style-name="T41">()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void </text:span><text:span text:style-name="T41">printTable</text:span><text:span text:style-name="T41">(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letters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letters</text:span><text:span text:style-name="T41">[</text:span><text:span text:style-name="T41">i</text:span><text:span text:style-name="T41">] + </text:span><text:span text:style-name="T41">" " </text:span><text:span text:style-name="T41">+ </text:span><text:span text:style-name="T41">values</text:span><text:span text:style-name="T41">[</text:span><text:span text:style-name="T41">i</text:span><text:span text:style-name="T41">]);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);</text:span><text:line-break/><text:span text:style-name="T41"> <text:s text:c="7"/>}</text:span><text:line-break/><text:span text:style-name="T41"> <text:s text:c="7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);</text:span><text:line-break/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char</text:span><text:span text:style-name="T41">[] </text:span><text:span text:style-name="T41">getLetters</text:span><text:span text:style-name="T41">() {</text:span><text:line-break/><text:span text:style-name="T41"> <text:s text:c="7"/></text:span><text:span text:style-name="T35">return </text:span><text:span text:style-name="T41">letters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int</text:span><text:span text:style-name="T41">[] </text:span><text:span text:style-name="T41">getValues</text:span><text:span text:style-name="T41">() {</text:span><text:line-break/><text:span text:style-name="T41"> <text:s text:c="7"/></text:span><text:span text:style-name="T35">return </text:span><text:span text:style-name="T41">values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void </text:span><text:span text:style-name="T41">sortByValues</text:span><text:span text:style-name="T41">(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values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35">int </text:span><text:span text:style-name="T41">max </text:span><text:span text:style-name="T41">= </text:span><text:span text:style-name="T41">values</text:span><text:span text:style-name="T41">[</text:span><text:span text:style-name="T41">i</text:span><text:span text:style-name="T41">];</text:span><text:line-break/><text:span text:style-name="T41"> <text:s text:c="11"/></text:span><text:span text:style-name="T35">char </text:span><text:span text:style-name="T41">maxLetter </text:span><text:span text:style-name="T41">= </text:span><text:span text:style-name="T41">letters</text:span><text:span text:style-name="T41">[</text:span><text:span text:style-name="T41">i</text:span><text:span text:style-name="T41">];</text:span><text:line-break/><text:span text:style-name="T41"> <text:s text:c="11"/></text:span><text:span text:style-name="T35">int </text:span><text:span text:style-name="T41">maxId </text:span><text:span text:style-name="T41">= </text:span><text:span text:style-name="T41">i</text:span><text:span text:style-name="T41">;</text:span><text:line-break/><text:span text:style-name="T41"> <text:s text:c="11"/></text:span><text:span text:style-name="T35">int </text:span><text:span text:style-name="T41">maxLetterId </text:span><text:span text:style-name="T41">= </text:span><text:span text:style-name="T41">i</text:span><text:span text:style-name="T41">;</text:span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i </text:span><text:span text:style-name="T41">+ </text:span><text:span text:style-name="T41">1</text:span><text:span text:style-name="T41">; </text:span><text:span text:style-name="T41">j </text:span><text:span text:style-name="T41">&lt; </text:span><text:span text:style-name="T41">values</text:span><text:span text:style-name="T41">.</text:span><text:span text:style-name="T41">length</text:span><text:span text:style-name="T41">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values</text:span><text:span text:style-name="T41">[</text:span><text:span text:style-name="T41">j</text:span><text:span text:style-name="T41">] &gt; </text:span><text:span text:style-name="T41">max</text:span><text:span text:style-name="T41">) {</text:span><text:line-break/><text:span text:style-name="T41"> <text:s text:c="19"/></text:span><text:span text:style-name="T41">max </text:span><text:span text:style-name="T41">= </text:span><text:span text:style-name="T41">values</text:span><text:span text:style-name="T41">[</text:span><text:span text:style-name="T41">j</text:span><text:span text:style-name="T41">];</text:span><text:line-break/><text:span text:style-name="T41"> <text:s text:c="19"/></text:span><text:span text:style-name="T41">maxLetter </text:span><text:span text:style-name="T41">= </text:span><text:span text:style-name="T41">letters</text:span><text:span text:style-name="T41">[</text:span><text:span text:style-name="T41">j</text:span><text:span text:style-name="T41">];</text:span><text:line-break/><text:span text:style-name="T41"> <text:s text:c="19"/></text:span><text:span text:style-name="T41">maxId </text:span><text:span text:style-name="T41">= </text:span><text:span text:style-name="T41">j</text:span><text:span text:style-name="T41">;</text:span><text:line-break/><text:span text:style-name="T41"> <text:s text:c="19"/></text:span><text:span text:style-name="T41">maxLetterId </text:span><text:span text:style-name="T41">= </text:span><text:span text:style-name="T41">j</text:span><text:span text:style-name="T41">;</text:span><text:line-break/><text:span text:style-name="T41"> <text:s text:c="15"/>}</text:span><text:line-break/><text:span text:style-name="T41"> <text:s text:c="11"/>}</text:span><text:line-break/><text:line-break/><text:span text:style-name="T41"> <text:s text:c="11"/></text:span><text:span text:style-name="T35">int </text:span><text:span text:style-name="T41">temp1 </text:span><text:span text:style-name="T41">= </text:span><text:span text:style-name="T41">values</text:span><text:span text:style-name="T41">[</text:span><text:span text:style-name="T41">i</text:span><text:span text:style-name="T41">];</text:span><text:line-break/><text:span text:style-name="T41"> <text:s text:c="11"/></text:span><text:span text:style-name="T41">values</text:span><text:span text:style-name="T41">[</text:span><text:span text:style-name="T41">i</text:span><text:span text:style-name="T41">] = </text:span><text:span text:style-name="T41">max</text:span><text:span text:style-name="T41">;</text:span><text:line-break/><text:span text:style-name="T41"> <text:s text:c="11"/></text:span><text:span text:style-name="T41">values</text:span><text:span text:style-name="T41">[</text:span><text:span text:style-name="T41">maxId</text:span><text:span text:style-name="T41">] = </text:span><text:span text:style-name="T41">temp1</text:span><text:span text:style-name="T41">;</text:span><text:line-break/><text:line-break/><text:span text:style-name="T41"> <text:s text:c="11"/></text:span><text:span text:style-name="T35">char </text:span><text:span text:style-name="T41">temp2 </text:span><text:span text:style-name="T41">= </text:span><text:span text:style-name="T41">letters</text:span><text:span text:style-name="T41">[</text:span><text:span text:style-name="T41">i</text:span><text:span text:style-name="T41">];</text:span><text:line-break/><text:span text:style-name="T41"> <text:s text:c="11"/></text:span><text:span text:style-name="T41">letters</text:span><text:span text:style-name="T41">[</text:span><text:span text:style-name="T41">i</text:span><text:span text:style-name="T41">] = </text:span><text:span text:style-name="T41">maxLetter</text:span><text:span text:style-name="T41">;</text:span><text:line-break/><text:span text:style-name="T41"> <text:s text:c="11"/></text:span><text:span text:style-name="T41">letters</text:span><text:span text:style-name="T41">[</text:span><text:span text:style-name="T41">maxLetterId</text:span><text:span text:style-name="T41">] = </text:span><text:span text:style-name="T41">temp2</text:span><text:span text:style-name="T41">;</text:span><text:line-break/><text:soft-page-break/><text:span text:style-name="T41"> <text:s text:c="7"/>}</text:span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int</text:span><text:span text:style-name="T41">[] </text:span><text:span text:style-name="T41">countValues</text:span><text:span text:style-name="T41">(</text:span><text:span text:style-name="T41">String </text:span><text:span text:style-name="T41">str</text:span><text:span text:style-name="T41">) {</text:span><text:line-break/><text:span text:style-name="T41"> <text:s text:c="7"/></text:span><text:span text:style-name="T35">char</text:span><text:span text:style-name="T41">[] </text:span><text:span text:style-name="T41">chArray </text:span><text:span text:style-name="T41">= </text:span><text:span text:style-name="T35">this</text:span><text:span text:style-name="T41">.</text:span><text:span text:style-name="T41">letters</text:span><text:span text:style-name="T41">;</text:span><text:line-break/><text:span text:style-name="T41"> <text:s text:c="7"/></text:span><text:span text:style-name="T35">int</text:span><text:span text:style-name="T41">[] </text:span><text:span text:style-name="T41">numArray </text:span><text:span text:style-name="T41">= </text:span><text:span text:style-name="T35">new int</text:span><text:span text:style-name="T41">[</text:span><text:span text:style-name="T41">chArray</text:span><text:span text:style-name="T41">.</text:span><text:span text:style-name="T41">length</text:span><text:span text:style-name="T41">];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</text:span><text:span text:style-name="T41">&lt;</text:span><text:span text:style-name="T41">chArray</text:span><text:span text:style-name="T41">.</text:span><text:span text:style-name="T41">length</text:span><text:span text:style-name="T41">; </text:span><text:span text:style-name="T41">i</text:span><text:span text:style-name="T41">++) {</text:span><text:line-break/><text:span text:style-name="T41"> <text:s text:c="11"/></text:span><text:span text:style-name="T35">int </text:span><text:span text:style-name="T41">count </text:span><text:span text:style-name="T41">= </text:span><text:span text:style-name="T41">0</text:span><text:span text:style-name="T41">;</text:span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; </text:span><text:span text:style-name="T41">j</text:span><text:span text:style-name="T41">&lt;</text:span><text:span text:style-name="T41">str</text:span><text:span text:style-name="T41">.</text:span><text:span text:style-name="T41">length</text:span><text:span text:style-name="T41">(); </text:span><text:span text:style-name="T41">j</text:span><text:span text:style-name="T41">++) {</text:span><text:line-break/><text:span text:style-name="T41"> <text:s text:c="15"/></text:span><text:span text:style-name="T35">if </text:span><text:span text:style-name="T41">(</text:span><text:span text:style-name="T41">str</text:span><text:span text:style-name="T41">.</text:span><text:span text:style-name="T41">charAt</text:span><text:span text:style-name="T41">(</text:span><text:span text:style-name="T41">j</text:span><text:span text:style-name="T41">)==</text:span><text:span text:style-name="T41">chArray</text:span><text:span text:style-name="T41">[</text:span><text:span text:style-name="T41">i</text:span><text:span text:style-name="T41">]) </text:span><text:span text:style-name="T41">count</text:span><text:span text:style-name="T41">++;</text:span><text:line-break/><text:span text:style-name="T41"> <text:s text:c="11"/>}</text:span><text:line-break/><text:span text:style-name="T41"> <text:s text:c="11"/></text:span><text:span text:style-name="T41">numArray</text:span><text:span text:style-name="T41">[</text:span><text:span text:style-name="T41">i</text:span><text:span text:style-name="T41">] = </text:span><text:span text:style-name="T41">count</text:span><text:span text:style-name="T41">;</text:span><text:line-break/><text:span text:style-name="T41"> <text:s text:c="7"/>}</text:span><text:line-break/><text:line-break/><text:span text:style-name="T41"> <text:s text:c="7"/></text:span><text:span text:style-name="T35">return </text:span><text:span text:style-name="T41">numArray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rivate </text:span><text:span text:style-name="T35">static char</text:span><text:span text:style-name="T41">[] </text:span><text:span text:style-name="T41">countLetters</text:span><text:span text:style-name="T41">(</text:span><text:span text:style-name="T41">String </text:span><text:span text:style-name="T41">str</text:span><text:span text:style-name="T41">) {</text:span><text:line-break/><text:span text:style-name="T41"> <text:s text:c="7"/></text:span><text:span text:style-name="T41">String </text:span><text:span text:style-name="T41">letters </text:span><text:span text:style-name="T41">= </text:span><text:span text:style-name="T41">""</text:span><text:span text:style-name="T41">;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</text:span><text:span text:style-name="T41">&lt;</text:span><text:span text:style-name="T41">str</text:span><text:span text:style-name="T41">.</text:span><text:span text:style-name="T41">length</text:span><text:span text:style-name="T41">(); </text:span><text:span text:style-name="T41">i</text:span><text:span text:style-name="T41">++) {</text:span><text:line-break/><text:span text:style-name="T41"> <text:s text:c="11"/></text:span><text:span text:style-name="T35">if </text:span><text:span text:style-name="T41">(!</text:span><text:span text:style-name="T41">letters</text:span><text:span text:style-name="T41">.</text:span><text:span text:style-name="T41">contains</text:span><text:span text:style-name="T41">(</text:span><text:span text:style-name="T41">String</text:span><text:span text:style-name="T41">.</text:span><text:span text:style-name="T35">valueOf</text:span><text:span text:style-name="T41">(</text:span><text:span text:style-name="T41">str</text:span><text:span text:style-name="T41">.</text:span><text:span text:style-name="T41">charAt</text:span><text:span text:style-name="T41">(</text:span><text:span text:style-name="T41">i</text:span><text:span text:style-name="T41">)))) </text:span><text:span text:style-name="T41">letters </text:span><text:span text:style-name="T41">+= </text:span><text:span text:style-name="T41">str</text:span><text:span text:style-name="T41">.</text:span><text:span text:style-name="T41">charAt</text:span><text:span text:style-name="T41">(</text:span><text:span text:style-name="T41">i</text:span><text:span text:style-name="T41">);</text:span><text:line-break/><text:span text:style-name="T41"> <text:s text:c="7"/>}</text:span><text:line-break/><text:line-break/><text:span text:style-name="T41"> <text:s text:c="7"/></text:span><text:span text:style-name="T35">return </text:span><text:span text:style-name="T41">letters</text:span><text:span text:style-name="T41">.</text:span><text:span text:style-name="T41">toCharArray</text:span><text:span text:style-name="T41">();</text:span><text:line-break/><text:line-break/><text:span text:style-name="T41"> <text:s text:c="3"/>}</text:span><text:line-break/><text:span text:style-name="T41">}</text:span><text:line-break/></text:p>
      <text:p text:style-name="P11"><text:span text:style-name="T35">public </text:span><text:span text:style-name="T35">class </text:span><text:span text:style-name="T41">MyNode </text:span><text:span text:style-name="T41">{</text:span><text:line-break/><text:line-break/><text:span text:style-name="T41"> <text:s text:c="3"/></text:span><text:span text:style-name="T35">public </text:span><text:span text:style-name="T35">int </text:span><text:span text:style-name="T41">key</text:span><text:span text:style-name="T41">;</text:span><text:line-break/><text:span text:style-name="T41"> <text:s text:c="3"/></text:span><text:span text:style-name="T35">public </text:span><text:span text:style-name="T35">char </text:span><text:span text:style-name="T41">data</text:span><text:span text:style-name="T41">;</text:span><text:line-break/><text:span text:style-name="T41"> <text:s text:c="3"/></text:span><text:span text:style-name="T35">public </text:span><text:span text:style-name="T41">MyNode </text:span><text:span text:style-name="T41">leftChild</text:span><text:span text:style-name="T41">;</text:span><text:line-break/><text:span text:style-name="T41"> <text:s text:c="3"/></text:span><text:span text:style-name="T35">public </text:span><text:span text:style-name="T41">MyNode </text:span><text:span text:style-name="T41">rightChild</text:span><text:span text:style-name="T41">;</text:span><text:line-break/><text:span text:style-name="T41"> <text:s text:c="3"/></text:span><text:span text:style-name="T35">public </text:span><text:span text:style-name="T41">MyNode </text:span><text:span text:style-name="T41">parent</text:span><text:span text:style-name="T41">;</text:span><text:line-break/><text:line-break/><text:span text:style-name="T41"> <text:s text:c="3"/></text:span><text:span text:style-name="T35">public </text:span><text:span text:style-name="T41">MyNode</text:span><text:span text:style-name="T41">() {}</text:span><text:line-break/><text:line-break/><text:span text:style-name="T41"> <text:s text:c="3"/></text:span><text:span text:style-name="T35">public </text:span><text:span text:style-name="T41">MyNode</text:span><text:span text:style-name="T41">(</text:span><text:span text:style-name="T35">int </text:span><text:span text:style-name="T41">key</text:span><text:span text:style-name="T41">, </text:span><text:span text:style-name="T35">char </text:span><text:span text:style-name="T41">data</text:span><text:span text:style-name="T41">) {</text:span><text:line-break/><text:span text:style-name="T41"> <text:s text:c="7"/></text:span><text:span text:style-name="T35">this</text:span><text:span text:style-name="T41">.</text:span><text:span text:style-name="T41">key </text:span><text:span text:style-name="T41">= </text:span><text:span text:style-name="T41">key</text:span><text:span text:style-name="T41">;</text:span><text:line-break/><text:span text:style-name="T41"> <text:s text:c="7"/></text:span><text:span text:style-name="T35">this</text:span><text:span text:style-name="T41">.</text:span><text:span text:style-name="T41">data </text:span><text:span text:style-name="T41">= </text:span><text:span text:style-name="T41">data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41">MyNode</text:span><text:span text:style-name="T41">(</text:span><text:span text:style-name="T35">int </text:span><text:span text:style-name="T41">key</text:span><text:span text:style-name="T41">, </text:span><text:span text:style-name="T35">char </text:span><text:span text:style-name="T41">data</text:span><text:span text:style-name="T41">, </text:span><text:span text:style-name="T41">MyNode </text:span><text:span text:style-name="T41">parent</text:span><text:span text:style-name="T41">) {</text:span><text:line-break/><text:span text:style-name="T41"> <text:s text:c="7"/></text:span><text:span text:style-name="T35">this</text:span><text:span text:style-name="T41">.</text:span><text:span text:style-name="T41">key </text:span><text:span text:style-name="T41">= </text:span><text:span text:style-name="T41">key</text:span><text:span text:style-name="T41">;</text:span><text:line-break/><text:span text:style-name="T41"> <text:s text:c="7"/></text:span><text:span text:style-name="T35">this</text:span><text:span text:style-name="T41">.</text:span><text:span text:style-name="T41">data </text:span><text:span text:style-name="T41">= </text:span><text:span text:style-name="T41">data</text:span><text:span text:style-name="T41">;</text:span><text:line-break/><text:span text:style-name="T41"> <text:s text:c="7"/></text:span><text:span text:style-name="T35">this</text:span><text:span text:style-name="T41">.</text:span><text:span text:style-name="T41">parent </text:span><text:span text:style-name="T41">= </text:span><text:span text:style-name="T41">parent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printNode</text:span><text:span text:style-name="T41">() {</text:span><text:line-break/><text:span text:style-name="T41"> <text:s text:c="7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key </text:span><text:span text:style-name="T41">+ </text:span><text:span text:style-name="T41">" " </text:span><text:span text:style-name="T41">+ </text:span><text:span text:style-name="T41">data </text:span><text:span text:style-name="T41">+ </text:span><text:span text:style-name="T41">" "</text:span><text:span text:style-name="T41">);</text:span><text:line-break/><text:span text:style-name="T41"> <text:s text:c="3"/>}</text:span><text:line-break/><text:span text:style-name="T41">}</text:span><text:line-break/></text:p>
      <text:p text:style-name="P11"><text:span text:style-name="T35">public </text:span><text:span text:style-name="T35">class </text:span><text:span text:style-name="T41">Tree </text:span><text:span text:style-name="T41">{</text:span><text:line-break/><text:line-break/><text:span text:style-name="T41"> <text:s text:c="3"/></text:span><text:span text:style-name="T41">MyNode </text:span><text:span text:style-name="T41">root</text:span><text:span text:style-name="T41">;</text:span><text:line-break/><text:line-break/><text:span text:style-name="T41"> <text:s text:c="3"/></text:span><text:span text:style-name="T35">public </text:span><text:span text:style-name="T35">void </text:span><text:span text:style-name="T41">insertInNode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left</text:span><text:span text:style-name="T41">, </text:span><text:span text:style-name="T41">MyNode </text:span><text:span text:style-name="T41">right</text:span><text:span text:style-name="T41">) {</text:span><text:line-break/><text:span text:style-name="T41"> <text:s text:c="7"/></text:span><text:span text:style-name="T41">root</text:span><text:span text:style-name="T41">.</text:span><text:span text:style-name="T41">rightChild </text:span><text:span text:style-name="T41">= </text:span><text:span text:style-name="T41">right</text:span><text:span text:style-name="T41">;</text:span><text:line-break/><text:span text:style-name="T41"> <text:s text:c="7"/></text:span><text:span text:style-name="T41">root</text:span><text:span text:style-name="T41">.</text:span><text:span text:style-name="T41">leftChild </text:span><text:span text:style-name="T41">= </text:span><text:span text:style-name="T41">left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insertLeft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left</text:span><text:span text:style-name="T41">) {</text:span><text:line-break/><text:span text:style-name="T41"> <text:s text:c="7"/></text:span><text:span text:style-name="T41">root</text:span><text:span text:style-name="T41">.</text:span><text:span text:style-name="T41">leftChild </text:span><text:span text:style-name="T41">= </text:span><text:span text:style-name="T41">left</text:span><text:span text:style-name="T41">;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insertRight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right</text:span><text:span text:style-name="T41">) {</text:span><text:line-break/><text:span text:style-name="T41"> <text:s text:c="7"/></text:span><text:span text:style-name="T41">root</text:span><text:span text:style-name="T41">.</text:span><text:span text:style-name="T41">rightChild </text:span><text:span text:style-name="T41">= </text:span><text:span text:style-name="T41">right</text:span><text:span text:style-name="T41">;</text:span><text:line-break/><text:span text:style-name="T41"> <text:s text:c="3"/>}</text:span><text:line-break/><text:line-break/><text:line-break/><text:span text:style-name="T41"> <text:s text:c="3"/></text:span><text:span text:style-name="T35">public </text:span><text:span text:style-name="T35">void </text:span><text:span text:style-name="T41">insertInRoot</text:span><text:span text:style-name="T41">(</text:span><text:span text:style-name="T41">MyNode </text:span><text:span text:style-name="T41">root</text:span><text:span text:style-name="T41">, </text:span><text:span text:style-name="T41">MyNode </text:span><text:span text:style-name="T41">myNode</text:span><text:span text:style-name="T41">) {</text:span><text:line-break/><text:span text:style-name="T41"> <text:s text:c="7"/></text:span><text:span text:style-name="T35">if </text:span><text:span text:style-name="T41">(</text:span><text:span text:style-name="T41">root</text:span><text:span text:style-name="T41">.</text:span><text:span text:style-name="T41">rightChild </text:span><text:span text:style-name="T41">== </text:span><text:span text:style-name="T35">null</text:span><text:span text:style-name="T41">) </text:span><text:span text:style-name="T41">root</text:span><text:span text:style-name="T41">.</text:span><text:span text:style-name="T41">rightChild </text:span><text:span text:style-name="T41">= </text:span><text:span text:style-name="T41">myNode</text:span><text:span text:style-name="T41">;</text:span><text:line-break/><text:span text:style-name="T41"> <text:s text:c="7"/></text:span><text:span text:style-name="T35">else if </text:span><text:span text:style-name="T41">(</text:span><text:span text:style-name="T41">root</text:span><text:span text:style-name="T41">.</text:span><text:span text:style-name="T41">leftChild </text:span><text:span text:style-name="T41">== </text:span><text:span text:style-name="T35">null</text:span><text:span text:style-name="T41">) </text:span><text:span text:style-name="T41">root</text:span><text:span text:style-name="T41">.</text:span><text:span text:style-name="T41">leftChild </text:span><text:span text:style-name="T41">= </text:span><text:span text:style-name="T41">myNode</text:span><text:span text:style-name="T41">;</text:span><text:line-break/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insert</text:span><text:span text:style-name="T41">(</text:span><text:span text:style-name="T35">int </text:span><text:span text:style-name="T41">key</text:span><text:span text:style-name="T41">, </text:span><text:span text:style-name="T35">char </text:span><text:span text:style-name="T41">data</text:span><text:span text:style-name="T41">) {</text:span><text:line-break/><text:span text:style-name="T41"> <text:s text:c="7"/></text:span><text:span text:style-name="T41">MyNode </text:span><text:span text:style-name="T41">myNode </text:span><text:span text:style-name="T41">= </text:span><text:span text:style-name="T35">new </text:span><text:span text:style-name="T41">MyNode</text:span><text:span text:style-name="T41">();</text:span><text:line-break/><text:span text:style-name="T41"> <text:s text:c="7"/></text:span><text:span text:style-name="T41">myNode</text:span><text:span text:style-name="T41">.</text:span><text:span text:style-name="T41">key </text:span><text:span text:style-name="T41">= </text:span><text:span text:style-name="T41">key</text:span><text:span text:style-name="T41">;</text:span><text:line-break/><text:span text:style-name="T41"> <text:s text:c="7"/></text:span><text:span text:style-name="T41">myNode</text:span><text:span text:style-name="T41">.</text:span><text:span text:style-name="T41">data </text:span><text:span text:style-name="T41">= </text:span><text:span text:style-name="T41">data</text:span><text:span text:style-name="T41">;</text:span><text:line-break/><text:span text:style-name="T41"> <text:s text:c="7"/></text:span><text:span text:style-name="T35">if </text:span><text:span text:style-name="T41">(</text:span><text:span text:style-name="T41">root </text:span><text:span text:style-name="T41">== </text:span><text:span text:style-name="T35">null</text:span><text:span text:style-name="T41">) {</text:span><text:line-break/><text:span text:style-name="T41"> <text:s text:c="11"/></text:span><text:span text:style-name="T41">root </text:span><text:span text:style-name="T41">= </text:span><text:span text:style-name="T41">myNode</text:span><text:span text:style-name="T41">;</text:span><text:line-break/><text:span text:style-name="T41"> <text:s text:c="7"/>} </text:span><text:span text:style-name="T35">else </text:span><text:span text:style-name="T41">{</text:span><text:line-break/><text:span text:style-name="T41"> <text:s text:c="11"/></text:span><text:span text:style-name="T41">MyNode </text:span><text:span text:style-name="T41">current </text:span><text:span text:style-name="T41">= </text:span><text:span text:style-name="T41">root</text:span><text:span text:style-name="T41">;</text:span><text:line-break/><text:span text:style-name="T41"> <text:s text:c="11"/></text:span><text:span text:style-name="T41">MyNode </text:span><text:span text:style-name="T41">prev</text:span><text:span text:style-name="T41">;</text:span><text:line-break/><text:span text:style-name="T41"> <text:s text:c="11"/></text:span><text:span text:style-name="T35">while</text:span><text:span text:style-name="T41">(</text:span><text:span text:style-name="T35">true</text:span><text:span text:style-name="T41">) {</text:span><text:line-break/><text:span text:style-name="T41"> <text:s text:c="15"/></text:span><text:span text:style-name="T41">prev </text:span><text:span text:style-name="T41">= </text:span><text:span text:style-name="T41">current</text:span><text:span text:style-name="T41">;</text:span><text:line-break/><text:span text:style-name="T41"> <text:s text:c="15"/></text:span><text:span text:style-name="T35">if</text:span><text:span text:style-name="T41">(</text:span><text:span text:style-name="T41">key </text:span><text:span text:style-name="T41">&lt; </text:span><text:span text:style-name="T41">prev</text:span><text:span text:style-name="T41">.</text:span><text:span text:style-name="T41">key</text:span><text:span text:style-name="T41">) {</text:span><text:line-break/><text:span text:style-name="T41"> <text:s text:c="19"/></text:span><text:span text:style-name="T41">current </text:span><text:span text:style-name="T41">= </text:span><text:span text:style-name="T41">current</text:span><text:span text:style-name="T41">.</text:span><text:span text:style-name="T41">leftChild</text:span><text:span text:style-name="T41">;</text:span><text:line-break/><text:span text:style-name="T41"> <text:s text:c="19"/></text:span><text:span text:style-name="T35">if</text:span><text:span text:style-name="T41">(</text:span><text:span text:style-name="T41">current</text:span><text:span text:style-name="T41">==</text:span><text:span text:style-name="T35">null</text:span><text:span text:style-name="T41">) {</text:span><text:line-break/><text:span text:style-name="T41"> <text:s text:c="23"/></text:span><text:span text:style-name="T41">prev</text:span><text:span text:style-name="T41">.</text:span><text:span text:style-name="T41">leftChild </text:span><text:span text:style-name="T41">= </text:span><text:span text:style-name="T41">myNode</text:span><text:span text:style-name="T41">;</text:span><text:line-break/><text:span text:style-name="T41"> <text:s text:c="23"/></text:span><text:span text:style-name="T35">return</text:span><text:span text:style-name="T41">;</text:span><text:line-break/><text:span text:style-name="T41"> <text:s text:c="19"/>}</text:span><text:line-break/><text:span text:style-name="T41"> <text:s text:c="15"/>}</text:span><text:span text:style-name="T35">else </text:span><text:span text:style-name="T41">{</text:span><text:line-break/><text:span text:style-name="T41"> <text:s text:c="19"/></text:span><text:span text:style-name="T41">current </text:span><text:span text:style-name="T41">= </text:span><text:span text:style-name="T41">current</text:span><text:span text:style-name="T41">.</text:span><text:span text:style-name="T41">rightChild</text:span><text:span text:style-name="T41">;</text:span><text:line-break/><text:span text:style-name="T41"> <text:s text:c="19"/></text:span><text:span text:style-name="T35">if</text:span><text:span text:style-name="T41">(</text:span><text:span text:style-name="T41">current</text:span><text:span text:style-name="T41">==</text:span><text:span text:style-name="T35">null</text:span><text:span text:style-name="T41">) {</text:span><text:line-break/><text:span text:style-name="T41"> <text:s text:c="23"/></text:span><text:span text:style-name="T41">prev</text:span><text:span text:style-name="T41">.</text:span><text:span text:style-name="T41">rightChild </text:span><text:span text:style-name="T41">= </text:span><text:span text:style-name="T41">myNode</text:span><text:span text:style-name="T41">;</text:span><text:line-break/><text:span text:style-name="T41"> <text:s text:c="23"/></text:span><text:span text:style-name="T35">return</text:span><text:span text:style-name="T41">;</text:span><text:line-break/><text:soft-page-break/><text:span text:style-name="T41"> <text:s text:c="19"/>}</text:span><text:line-break/><text:span text:style-name="T41"> <text:s text:c="15"/>}</text:span><text:line-break/><text:span text:style-name="T41"> <text:s text:c="11"/>}</text:span><text:line-break/><text:span text:style-name="T41"> <text:s text:c="7"/>}</text:span><text:line-break/><text:span text:style-name="T41"> <text:s text:c="3"/>}</text:span><text:line-break/><text:line-break/><text:span text:style-name="T41"> <text:s text:c="3"/></text:span><text:span text:style-name="T35">public </text:span><text:span text:style-name="T35">void </text:span><text:span text:style-name="T41">print</text:span><text:span text:style-name="T41">(</text:span><text:span text:style-name="T41">MyNode </text:span><text:span text:style-name="T41">startMyNode</text:span><text:span text:style-name="T41">){</text:span><text:line-break/><text:span text:style-name="T41"> <text:s text:c="7"/></text:span><text:span text:style-name="T35">if </text:span><text:span text:style-name="T41">(</text:span><text:span text:style-name="T41">startMyNode </text:span><text:span text:style-name="T41">!= </text:span><text:span text:style-name="T35">null</text:span><text:span text:style-name="T41">) {</text:span><text:line-break/><text:span text:style-name="T41"> <text:s text:c="11"/></text:span><text:span text:style-name="T41">startMyNode</text:span><text:span text:style-name="T41">.</text:span><text:span text:style-name="T41">printNode</text:span><text:span text:style-name="T41">();</text:span><text:line-break/><text:span text:style-name="T41"> <text:s text:c="11"/></text:span><text:span text:style-name="T41">print</text:span><text:span text:style-name="T41">(</text:span><text:span text:style-name="T41">startMyNode</text:span><text:span text:style-name="T41">.</text:span><text:span text:style-name="T41">leftChild</text:span><text:span text:style-name="T41">);</text:span><text:line-break/><text:span text:style-name="T41"> <text:s text:c="11"/></text:span><text:span text:style-name="T41">print</text:span><text:span text:style-name="T41">(</text:span><text:span text:style-name="T41">startMyNode</text:span><text:span text:style-name="T41">.</text:span><text:span text:style-name="T41">rightChild</text:span><text:span text:style-name="T41">);</text:span><text:line-break/><text:span text:style-name="T41"> <text:s text:c="7"/>}</text:span><text:line-break/><text:span text:style-name="T41"> <text:s text:c="3"/>}</text:span><text:line-break/><text:span text:style-name="T41">}</text:span><text:line-break/></text:p>
      <text:p text:style-name="P11"><text:span text:style-name="T35">import </text:span><text:span text:style-name="T41">java.util.ArrayList</text:span><text:span text:style-name="T41">;</text:span><text:line-break/><text:span text:style-name="T35">import </text:span><text:span text:style-name="T41">java.util.Collections</text:span><text:span text:style-name="T41">;</text:span><text:line-break/><text:span text:style-name="T35">import </text:span><text:span text:style-name="T41">java.util.</text:span><text:span text:style-name="T35">List</text:span><text:span text:style-name="T41">;</text:span><text:line-break/><text:line-break/><text:span text:style-name="T35">class </text:span><text:span text:style-name="T41">BTreePrinter </text:span><text:span text:style-name="T41">{</text:span><text:line-break/><text:line-break/><text:span text:style-name="T41"> <text:s text:c="3"/></text:span><text:span text:style-name="T35">public </text:span><text:span text:style-name="T35">static void </text:span><text:span text:style-name="T41">printNode</text:span><text:span text:style-name="T41">(</text:span><text:span text:style-name="T41">MyNode </text:span><text:span text:style-name="T41">root</text:span><text:span text:style-name="T41">) {</text:span><text:line-break/><text:span text:style-name="T41"> <text:s text:c="7"/></text:span><text:span text:style-name="T35">int </text:span><text:span text:style-name="T41">maxLevel </text:span><text:span text:style-name="T41">= </text:span><text:span text:style-name="T41">BTreePrinter</text:span><text:span text:style-name="T41">.</text:span><text:span text:style-name="T35">maxLevel</text:span><text:span text:style-name="T41">(</text:span><text:span text:style-name="T41">root</text:span><text:span text:style-name="T41">);</text:span><text:line-break/><text:line-break/><text:span text:style-name="T41"> <text:s text:c="7"/></text:span><text:span text:style-name="T35">printNodeInternal</text:span><text:span text:style-name="T41">(</text:span><text:span text:style-name="T41">Collections</text:span><text:span text:style-name="T41">.</text:span><text:span text:style-name="T35">singletonList</text:span><text:span text:style-name="T41">(</text:span><text:span text:style-name="T41">root</text:span><text:span text:style-name="T41">), </text:span><text:span text:style-name="T41">1</text:span><text:span text:style-name="T41">, </text:span><text:span text:style-name="T41">maxLevel</text:span><text:span text:style-name="T41">)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</text:span><text:span text:style-name="T41">&lt;</text:span><text:span text:style-name="T41">T </text:span><text:span text:style-name="T35">extends </text:span><text:span text:style-name="T35">Comparable</text:span><text:span text:style-name="T41">&lt;?&gt;&gt; </text:span><text:span text:style-name="T35">void </text:span><text:span text:style-name="T41">printNodeInternal</text:span><text:span text:style-name="T41">(</text:span><text:span text:style-name="T35">List</text:span><text:span text:style-name="T41">&lt;</text:span><text:span text:style-name="T41">MyNode</text:span><text:span text:style-name="T41">&gt; </text:span><text:span text:style-name="T41">nodes</text:span><text:span text:style-name="T41">, </text:span><text:span text:style-name="T35">int </text:span><text:span text:style-name="T41">level</text:span><text:span text:style-name="T41">, </text:span><text:span text:style-name="T35">int </text:span><text:span text:style-name="T41">maxLevel</text:span><text:span text:style-name="T41">) {</text:span><text:line-break/><text:span text:style-name="T41"> <text:s text:c="7"/></text:span><text:span text:style-name="T35">if </text:span><text:span text:style-name="T41">(</text:span><text:span text:style-name="T41">nodes</text:span><text:span text:style-name="T41">.</text:span><text:span text:style-name="T41">isEmpty</text:span><text:span text:style-name="T41">() || </text:span><text:span text:style-name="T41">BTreePrinter</text:span><text:span text:style-name="T41">.</text:span><text:span text:style-name="T35">isAllElementsNull</text:span><text:span text:style-name="T41">(</text:span><text:span text:style-name="T41">nodes</text:span><text:span text:style-name="T41">))</text:span><text:line-break/><text:span text:style-name="T41"> <text:s text:c="11"/></text:span><text:span text:style-name="T35">return</text:span><text:span text:style-name="T41">;</text:span><text:line-break/><text:line-break/><text:span text:style-name="T41"> <text:s text:c="7"/></text:span><text:span text:style-name="T35">int </text:span><text:span text:style-name="T41">floor </text:span><text:span text:style-name="T41">= </text:span><text:span text:style-name="T41">maxLevel </text:span><text:span text:style-name="T41">- </text:span><text:span text:style-name="T41">level</text:span><text:span text:style-name="T41">;</text:span><text:line-break/><text:span text:style-name="T41"> <text:s text:c="7"/></text:span><text:span text:style-name="T35">int </text:span><text:span text:style-name="T41">endgeLines </text:span><text:span text:style-name="T41">= (</text:span><text:span text:style-name="T35">int</text:span><text:span text:style-name="T41">) </text:span><text:span text:style-name="T41">Math</text:span><text:span text:style-name="T41">.</text:span><text:span text:style-name="T35">pow</text:span><text:span text:style-name="T41">(</text:span><text:span text:style-name="T41">2</text:span><text:span text:style-name="T41">, (</text:span><text:span text:style-name="T41">Math</text:span><text:span text:style-name="T41">.</text:span><text:span text:style-name="T35">max</text:span><text:span text:style-name="T41">(</text:span><text:span text:style-name="T41">floor </text:span><text:span text:style-name="T41">- </text:span><text:span text:style-name="T41">1</text:span><text:span text:style-name="T41">, </text:span><text:span text:style-name="T41">0</text:span><text:span text:style-name="T41">)));</text:span><text:line-break/><text:span text:style-name="T41"> <text:s text:c="7"/></text:span><text:span text:style-name="T35">int </text:span><text:span text:style-name="T41">firstSpaces </text:span><text:span text:style-name="T41">= (</text:span><text:span text:style-name="T35">int</text:span><text:span text:style-name="T41">) </text:span><text:span text:style-name="T41">Math</text:span><text:span text:style-name="T41">.</text:span><text:span text:style-name="T35">pow</text:span><text:span text:style-name="T41">(</text:span><text:span text:style-name="T41">2</text:span><text:span text:style-name="T41">, (</text:span><text:span text:style-name="T41">floor</text:span><text:span text:style-name="T41">)) - </text:span><text:span text:style-name="T41">1</text:span><text:span text:style-name="T41">;</text:span><text:line-break/><text:span text:style-name="T41"> <text:s text:c="7"/></text:span><text:span text:style-name="T35">int </text:span><text:span text:style-name="T41">betweenSpaces </text:span><text:span text:style-name="T41">= (</text:span><text:span text:style-name="T35">int</text:span><text:span text:style-name="T41">) </text:span><text:span text:style-name="T41">Math</text:span><text:span text:style-name="T41">.</text:span><text:span text:style-name="T35">pow</text:span><text:span text:style-name="T41">(</text:span><text:span text:style-name="T41">2</text:span><text:span text:style-name="T41">, (</text:span><text:span text:style-name="T41">floor </text:span><text:span text:style-name="T41">+ </text:span><text:span text:style-name="T41">1</text:span><text:span text:style-name="T41">)) - </text:span><text:span text:style-name="T41">1</text:span><text:span text:style-name="T41">;</text:span><text:line-break/><text:line-break/><text:span text:style-name="T41"> <text:s text:c="7"/></text:span><text:span text:style-name="T41">BTreePrinter</text:span><text:span text:style-name="T41">.</text:span><text:span text:style-name="T35">printWhitespaces</text:span><text:span text:style-name="T41">(</text:span><text:span text:style-name="T41">firstSpaces</text:span><text:span text:style-name="T41">);</text:span><text:line-break/><text:line-break/><text:span text:style-name="T41"> <text:s text:c="7"/></text:span><text:span text:style-name="T35">List</text:span><text:span text:style-name="T41">&lt;</text:span><text:span text:style-name="T41">MyNode</text:span><text:span text:style-name="T41">&gt; </text:span><text:span text:style-name="T41">newNodes </text:span><text:span text:style-name="T41">= </text:span><text:span text:style-name="T35">new </text:span><text:span text:style-name="T41">ArrayList</text:span><text:span text:style-name="T41">&lt;</text:span><text:span text:style-name="T41">MyNode</text:span><text:span text:style-name="T41">&gt;();</text:span><text:line-break/><text:span text:style-name="T41"> <text:s text:c="7"/></text:span><text:span text:style-name="T35">for </text:span><text:span text:style-name="T41">(</text:span><text:span text:style-name="T41">MyNode </text:span><text:span text:style-name="T41">node </text:span><text:span text:style-name="T41">: </text:span><text:span text:style-name="T41">nodes</text:span><text:span text:style-name="T41">) {</text:span><text:line-break/><text:span text:style-name="T41"> <text:s text:c="11"/></text:span><text:span text:style-name="T35">if </text:span><text:span text:style-name="T41">(</text:span><text:span text:style-name="T41">node </text:span><text:span text:style-name="T41">!= </text:span><text:span text:style-name="T35">null</text:span><text:span text:style-name="T41">) {</text:span><text:line-break/><text:span text:style-name="T41"> <text:s text:c="15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node</text:span><text:span text:style-name="T41">.</text:span><text:span text:style-name="T41">key</text:span><text:span text:style-name="T41">);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41">node</text:span><text:span text:style-name="T41">.</text:span><text:span text:style-name="T41">leftChild</text:span><text:span text:style-name="T41">);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41">node</text:span><text:span text:style-name="T41">.</text:span><text:span text:style-name="T41">rightChild</text:span><text:span text:style-name="T41">);</text:span><text:line-break/><text:span text:style-name="T41"> <text:s text:c="11"/>} </text:span><text:span text:style-name="T35">else </text:span><text:span text:style-name="T41">{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35">null</text:span><text:span text:style-name="T41">);</text:span><text:line-break/><text:span text:style-name="T41"> <text:s text:c="15"/></text:span><text:span text:style-name="T41">newNodes</text:span><text:span text:style-name="T41">.</text:span><text:span text:style-name="T41">add</text:span><text:span text:style-name="T41">(</text:span><text:span text:style-name="T35">null</text:span><text:span text:style-name="T41">);</text:span><text:line-break/><text:span text:style-name="T41"> <text:s text:c="15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 "</text:span><text:span text:style-name="T41">);</text:span><text:line-break/><text:span text:style-name="T41"> <text:s text:c="11"/>}</text:span><text:line-break/><text:line-break/><text:span text:style-name="T41"> <text:s text:c="11"/></text:span><text:span text:style-name="T41">BTreePrinter</text:span><text:span text:style-name="T41">.</text:span><text:span text:style-name="T35">printWhitespaces</text:span><text:span text:style-name="T41">(</text:span><text:span text:style-name="T41">betweenSpaces</text:span><text:span text:style-name="T41">);</text:span><text:line-break/><text:span text:style-name="T41"> <text:s text:c="7"/>}</text:span><text:line-break/><text:span text:style-name="T41"> <text:s text:c="7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""</text:span><text:span text:style-name="T41">);</text:span><text:line-break/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1</text:span><text:span text:style-name="T41">; </text:span><text:span text:style-name="T41">i </text:span><text:span text:style-name="T41">&lt;= </text:span><text:span text:style-name="T41">endgeLines</text:span><text:span text:style-name="T41">; </text:span><text:span text:style-name="T41">i</text:span><text:span text:style-name="T41">++) {</text:span><text:line-break/><text:span text:style-name="T41"> <text:s text:c="11"/></text:span><text:span text:style-name="T35">for </text:span><text:span text:style-name="T41">(</text:span><text:span text:style-name="T35">int </text:span><text:span text:style-name="T41">j </text:span><text:span text:style-name="T41">= </text:span><text:span text:style-name="T41">0</text:span><text:span text:style-name="T41">; </text:span><text:span text:style-name="T41">j </text:span><text:span text:style-name="T41">&lt; </text:span><text:span text:style-name="T41">nodes</text:span><text:span text:style-name="T41">.</text:span><text:span text:style-name="T41">size</text:span><text:span text:style-name="T41">(); </text:span><text:span text:style-name="T41">j</text:span><text:span text:style-name="T41">++) {</text:span><text:line-break/><text:span text:style-name="T41"> <text:s text:c="15"/></text:span><text:span text:style-name="T41">BTreePrinter</text:span><text:span text:style-name="T41">.</text:span><text:span text:style-name="T35">printWhitespaces</text:span><text:span text:style-name="T41">(</text:span><text:span text:style-name="T41">firstSpaces </text:span><text:span text:style-name="T41">- </text:span><text:span text:style-name="T41">i</text:span><text:span text:style-name="T41">);</text:span><text:line-break/><text:span text:style-name="T41"> <text:s text:c="15"/></text:span><text:span text:style-name="T35">if </text:span><text:span text:style-name="T41">(</text:span><text:span text:style-name="T41">nodes</text:span><text:span text:style-name="T41">.</text:span><text:span text:style-name="T41">get</text:span><text:span text:style-name="T41">(</text:span><text:span text:style-name="T41">j</text:span><text:span text:style-name="T41">) == </text:span><text:span text:style-name="T35">null</text:span><text:span text:style-name="T41">) {</text:span><text:line-break/><text:span text:style-name="T41"> <text:s text:c="19"/></text:span><text:span text:style-name="T41">BTreePrinter</text:span><text:span text:style-name="T41">.</text:span><text:span text:style-name="T35">printWhitespaces</text:span><text:span text:style-name="T41">(</text:span><text:span text:style-name="T41">endgeLines </text:span><text:span text:style-name="T41">+ </text:span><text:span text:style-name="T41">endgeLines </text:span><text:span text:style-name="T41">+ </text:span><text:span text:style-name="T41">i </text:span><text:span text:style-name="T41">+ </text:span><text:span text:style-name="T41">1</text:span><text:span text:style-name="T41">);</text:span><text:line-break/><text:span text:style-name="T41"> <text:s text:c="19"/></text:span><text:span text:style-name="T35">continue</text:span><text:span text:style-name="T41">;</text:span><text:line-break/><text:span text:style-name="T41"> <text:s text:c="15"/>}</text:span><text:line-break/><text:line-break/><text:span text:style-name="T41"> <text:s text:c="15"/></text:span><text:span text:style-name="T35">if </text:span><text:span text:style-name="T41">(</text:span><text:span text:style-name="T41">nodes</text:span><text:span text:style-name="T41">.</text:span><text:span text:style-name="T41">get</text:span><text:span text:style-name="T41">(</text:span><text:span text:style-name="T41">j</text:span><text:span text:style-name="T41">).</text:span><text:span text:style-name="T41">leftChild </text:span><text:span text:style-name="T41">!= </text:span><text:span text:style-name="T35">null</text:span><text:span text:style-name="T41">)</text:span><text:line-break/><text:span text:style-name="T41"> <text:s text:c="19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/"</text:span><text:span text:style-name="T41">);</text:span><text:line-break/><text:span text:style-name="T41"> <text:s text:c="15"/></text:span><text:span text:style-name="T35">else</text:span><text:line-break/><text:span text:style-name="T35"> <text:s text:c="19"/></text:span><text:span text:style-name="T41">BTreePrinter</text:span><text:span text:style-name="T41">.</text:span><text:span text:style-name="T35">printWhitespaces</text:span><text:span text:style-name="T41">(</text:span><text:span text:style-name="T41">1</text:span><text:span text:style-name="T41">);</text:span><text:line-break/><text:line-break/><text:span text:style-name="T41"> <text:s text:c="15"/></text:span><text:span text:style-name="T41">BTreePrinter</text:span><text:span text:style-name="T41">.</text:span><text:span text:style-name="T35">printWhitespaces</text:span><text:span text:style-name="T41">(</text:span><text:span text:style-name="T41">i </text:span><text:span text:style-name="T41">+ </text:span><text:span text:style-name="T41">i </text:span><text:span text:style-name="T41">- </text:span><text:span text:style-name="T41">1</text:span><text:span text:style-name="T41">);</text:span><text:line-break/><text:line-break/><text:span text:style-name="T41"> <text:s text:c="15"/></text:span><text:span text:style-name="T35">if </text:span><text:span text:style-name="T41">(</text:span><text:span text:style-name="T41">nodes</text:span><text:span text:style-name="T41">.</text:span><text:span text:style-name="T41">get</text:span><text:span text:style-name="T41">(</text:span><text:span text:style-name="T41">j</text:span><text:span text:style-name="T41">).</text:span><text:span text:style-name="T41">rightChild </text:span><text:span text:style-name="T41">!= </text:span><text:span text:style-name="T35">null</text:span><text:span text:style-name="T41">)</text:span><text:line-break/><text:span text:style-name="T41"> <text:s text:c="19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</text:span><text:span text:style-name="T41">\\</text:span><text:span text:style-name="T41">"</text:span><text:span text:style-name="T41">);</text:span><text:line-break/><text:span text:style-name="T41"> <text:s text:c="15"/></text:span><text:span text:style-name="T35">else</text:span><text:line-break/><text:span text:style-name="T35"> <text:s text:c="19"/></text:span><text:span text:style-name="T41">BTreePrinter</text:span><text:span text:style-name="T41">.</text:span><text:span text:style-name="T35">printWhitespaces</text:span><text:span text:style-name="T41">(</text:span><text:span text:style-name="T41">1</text:span><text:span text:style-name="T41">);</text:span><text:line-break/><text:line-break/><text:span text:style-name="T41"> <text:s text:c="15"/></text:span><text:span text:style-name="T41">BTreePrinter</text:span><text:span text:style-name="T41">.</text:span><text:span text:style-name="T35">printWhitespaces</text:span><text:span text:style-name="T41">(</text:span><text:span text:style-name="T41">endgeLines </text:span><text:span text:style-name="T41">+ </text:span><text:span text:style-name="T41">endgeLines </text:span><text:span text:style-name="T41">- </text:span><text:span text:style-name="T41">i</text:span><text:span text:style-name="T41">);</text:span><text:line-break/><text:span text:style-name="T41"> <text:s text:c="11"/>}</text:span><text:line-break/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ln</text:span><text:span text:style-name="T41">(</text:span><text:span text:style-name="T41">""</text:span><text:span text:style-name="T41">);</text:span><text:line-break/><text:span text:style-name="T41"> <text:s text:c="7"/>}</text:span><text:line-break/><text:line-break/><text:span text:style-name="T41"> <text:s text:c="7"/></text:span><text:span text:style-name="T35">printNodeInternal</text:span><text:span text:style-name="T41">(</text:span><text:span text:style-name="T41">newNodes</text:span><text:span text:style-name="T41">, </text:span><text:span text:style-name="T41">level </text:span><text:span text:style-name="T41">+ </text:span><text:span text:style-name="T41">1</text:span><text:span text:style-name="T41">, </text:span><text:span text:style-name="T41">maxLevel</text:span><text:span text:style-name="T41">)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void </text:span><text:span text:style-name="T41">printWhitespaces</text:span><text:span text:style-name="T41">(</text:span><text:span text:style-name="T35">int </text:span><text:span text:style-name="T41">count</text:span><text:span text:style-name="T41">) {</text:span><text:line-break/><text:span text:style-name="T41"> <text:s text:c="7"/></text:span><text:span text:style-name="T35">for </text:span><text:span text:style-name="T41">(</text:span><text:span text:style-name="T35">int </text:span><text:span text:style-name="T41">i </text:span><text:span text:style-name="T41">= </text:span><text:span text:style-name="T41">0</text:span><text:span text:style-name="T41">; </text:span><text:span text:style-name="T41">i </text:span><text:span text:style-name="T41">&lt; </text:span><text:span text:style-name="T41">count</text:span><text:span text:style-name="T41">; </text:span><text:span text:style-name="T41">i</text:span><text:span text:style-name="T41">++)</text:span><text:line-break/><text:span text:style-name="T41"> <text:s text:c="11"/></text:span><text:span text:style-name="T41">System</text:span><text:span text:style-name="T41">.</text:span><text:span text:style-name="T35">out</text:span><text:span text:style-name="T41">.</text:span><text:span text:style-name="T41">print</text:span><text:span text:style-name="T41">(</text:span><text:span text:style-name="T41">" "</text:span><text:span text:style-name="T41">)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int </text:span><text:span text:style-name="T41">maxLevel</text:span><text:span text:style-name="T41">(</text:span><text:span text:style-name="T41">MyNode </text:span><text:span text:style-name="T41">node</text:span><text:span text:style-name="T41">) {</text:span><text:line-break/><text:span text:style-name="T41"> <text:s text:c="7"/></text:span><text:span text:style-name="T35">if </text:span><text:span text:style-name="T41">(</text:span><text:span text:style-name="T41">node </text:span><text:span text:style-name="T41">== </text:span><text:span text:style-name="T35">null</text:span><text:span text:style-name="T41">)</text:span><text:line-break/><text:span text:style-name="T41"> <text:s text:c="11"/></text:span><text:span text:style-name="T35">return </text:span><text:span text:style-name="T41">0</text:span><text:span text:style-name="T41">;</text:span><text:line-break/><text:line-break/><text:span text:style-name="T41"> <text:s text:c="7"/></text:span><text:span text:style-name="T35">return </text:span><text:span text:style-name="T41">Math</text:span><text:span text:style-name="T41">.</text:span><text:span text:style-name="T35">max</text:span><text:span text:style-name="T41">(</text:span><text:span text:style-name="T41">BTreePrinter</text:span><text:span text:style-name="T41">.</text:span><text:span text:style-name="T35">maxLevel</text:span><text:span text:style-name="T41">(</text:span><text:span text:style-name="T41">node</text:span><text:span text:style-name="T41">.</text:span><text:span text:style-name="T41">leftChild</text:span><text:span text:style-name="T41">), </text:span><text:span text:style-name="T41">BTreePrinter</text:span><text:span text:style-name="T41">.</text:span><text:span text:style-name="T35">maxLevel</text:span><text:span text:style-name="T41">(</text:span><text:span text:style-name="T41">node</text:span><text:span text:style-name="T41">.</text:span><text:span text:style-name="T41">rightChild</text:span><text:span text:style-name="T41">)) + </text:span><text:span text:style-name="T41">1</text:span><text:span text:style-name="T41">;</text:span><text:line-break/><text:span text:style-name="T41"> <text:s text:c="3"/>}</text:span><text:line-break/><text:line-break/><text:span text:style-name="T41"> <text:s text:c="3"/></text:span><text:span text:style-name="T35">private </text:span><text:span text:style-name="T35">static </text:span><text:span text:style-name="T41">&lt;</text:span><text:span text:style-name="T41">T</text:span><text:span text:style-name="T41">&gt; </text:span><text:span text:style-name="T35">boolean </text:span><text:span text:style-name="T41">isAllElementsNull</text:span><text:span text:style-name="T41">(</text:span><text:span text:style-name="T35">List</text:span><text:span text:style-name="T41">&lt;</text:span><text:span text:style-name="T41">T</text:span><text:span text:style-name="T41">&gt; </text:span><text:span text:style-name="T41">list</text:span><text:span text:style-name="T41">) {</text:span><text:line-break/><text:span text:style-name="T41"> <text:s text:c="7"/></text:span><text:span text:style-name="T35">for </text:span><text:span text:style-name="T41">(</text:span><text:span text:style-name="T41">Object </text:span><text:span text:style-name="T41">object </text:span><text:span text:style-name="T41">: </text:span><text:span text:style-name="T41">list</text:span><text:span text:style-name="T41">) {</text:span><text:line-break/><text:span text:style-name="T41"> <text:s text:c="11"/></text:span><text:span text:style-name="T35">if </text:span><text:span text:style-name="T41">(</text:span><text:span text:style-name="T41">object </text:span><text:span text:style-name="T41">!= </text:span><text:span text:style-name="T35">null</text:span><text:span text:style-name="T41">)</text:span><text:line-break/><text:span text:style-name="T41"> <text:s text:c="15"/></text:span><text:span text:style-name="T35">return </text:span><text:span text:style-name="T35">false</text:span><text:span text:style-name="T41">;</text:span><text:line-break/><text:span text:style-name="T41"> <text:s text:c="7"/>}</text:span><text:line-break/><text:line-break/><text:span text:style-name="T41"> <text:s text:c="7"/></text:span><text:span text:style-name="T35">return </text:span><text:span text:style-name="T35">true</text:span><text:span text:style-name="T41">;</text:span><text:line-break/><text:span text:style-name="T41"> <text:s text:c="3"/>}</text:span><text:line-break/><text:span text:style-name="T4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30T10:45:10.219845651</dc:date>
    <meta:editing-duration>PT4M54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9" meta:paragraph-count="20" meta:word-count="2203" meta:character-count="23001" meta:non-whitespace-character-count="14664"/>
  </office:meta>
</office:document-meta>
</file>